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B100000130525213CF38F4CE60.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1" svg:font-family="'Ubuntu Mono'" style:font-pitch="fixed"/>
    <style:font-face style:name="Ubuntu Mono" svg:font-family="'Ubuntu Mono'" style:font-adornments="Normal" style:font-pitch="fixed"/>
    <style:font-face style:name="DejaVu Sans Mono1" svg:font-family="'DejaVu Sans Mono'" style:font-family-generic="modern" style:font-pitch="fixed"/>
    <style:font-face style:name="DejaVu Sans Mono" svg:font-family="'DejaVu Sans Mono'" style:font-adornments="Libr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Mono1" fo:font-size="10pt" fo:font-weight="normal" officeooo:rsid="008b624a" officeooo:paragraph-rsid="0056feb7" style:font-size-asian="10pt" style:font-weight-asian="normal" style:font-name-complex="Arial" style:font-size-complex="10pt" style:font-weight-complex="normal"/>
    </style:style>
    <style:style style:name="P2" style:family="paragraph" style:parent-style-name="Standard">
      <style:paragraph-properties fo:text-align="justify" style:justify-single-word="false"/>
      <style:text-properties fo:font-size="12pt" officeooo:paragraph-rsid="009fb258" style:font-size-asian="12pt" style:font-size-complex="12pt"/>
    </style:style>
    <style:style style:name="P3" style:family="paragraph" style:parent-style-name="Standard">
      <style:paragraph-properties fo:text-align="start" style:justify-single-word="false"/>
      <style:text-properties fo:font-size="12pt" officeooo:rsid="000867b2" officeooo:paragraph-rsid="00a611d4" style:font-size-asian="12pt" style:font-size-complex="12pt"/>
    </style:style>
    <style:style style:name="P4" style:family="paragraph" style:parent-style-name="Standard">
      <style:paragraph-properties fo:text-align="start" style:justify-single-word="false"/>
      <style:text-properties fo:font-size="12pt" officeooo:rsid="000867b2" officeooo:paragraph-rsid="00b11944" style:font-size-asian="12pt" style:font-size-complex="12pt"/>
    </style:style>
    <style:style style:name="P5" style:family="paragraph" style:parent-style-name="Standard">
      <style:paragraph-properties fo:text-align="justify" style:justify-single-word="false"/>
      <style:text-properties fo:font-size="12pt" officeooo:rsid="000867b2" officeooo:paragraph-rsid="00b11944" style:font-size-asian="12pt" style:font-size-complex="12pt"/>
    </style:style>
    <style:style style:name="P6" style:family="paragraph" style:parent-style-name="Standard">
      <style:paragraph-properties fo:text-align="justify" style:justify-single-word="false">
        <style:tab-stops>
          <style:tab-stop style:position="8.384cm"/>
        </style:tab-stops>
      </style:paragraph-properties>
      <style:text-properties fo:font-size="12pt" officeooo:rsid="009fb258" officeooo:paragraph-rsid="009fb258" style:font-size-asian="12pt" style:font-name-complex="Arial" style:font-size-complex="12pt"/>
    </style:style>
    <style:style style:name="P7" style:family="paragraph" style:parent-style-name="Standard">
      <style:paragraph-properties fo:text-align="justify" style:justify-single-word="false"/>
      <style:text-properties fo:font-size="12pt" officeooo:rsid="009fb258" officeooo:paragraph-rsid="00a611d4" style:font-size-asian="12pt" style:font-name-complex="Arial" style:font-size-complex="12pt"/>
    </style:style>
    <style:style style:name="P8" style:family="paragraph" style:parent-style-name="Standard">
      <style:paragraph-properties fo:text-align="start" style:justify-single-word="false"/>
      <style:text-properties fo:font-size="12pt" officeooo:rsid="009fb258" officeooo:paragraph-rsid="00a611d4" style:font-size-asian="12pt" style:font-name-complex="Arial" style:font-size-complex="12pt"/>
    </style:style>
    <style:style style:name="P9" style:family="paragraph" style:parent-style-name="Standard">
      <style:paragraph-properties fo:text-align="start" style:justify-single-word="false"/>
      <style:text-properties fo:font-size="12pt" fo:font-weight="bold" officeooo:rsid="00ac01b0" officeooo:paragraph-rsid="00ac01b0" style:font-size-asian="12pt" style:font-weight-asian="bold" style:font-name-complex="Arial" style:font-size-complex="12pt" style:font-weight-complex="bold"/>
    </style:style>
    <style:style style:name="P10" style:family="paragraph" style:parent-style-name="Footer">
      <style:paragraph-properties fo:margin-top="0.3cm" fo:margin-bottom="0cm" loext:contextual-spacing="false" fo:text-align="start" style:justify-single-word="false">
        <style:tab-stops>
          <style:tab-stop style:position="8.454cm" style:type="center"/>
          <style:tab-stop style:position="16.596cm" style:type="right"/>
        </style:tab-stops>
      </style:paragraph-properties>
      <style:text-properties fo:font-size="7pt" fo:language="es" fo:country="ES" officeooo:paragraph-rsid="0003829a" style:font-size-asian="7pt" style:font-size-complex="7pt"/>
    </style:style>
    <style:style style:name="P11" style:family="paragraph" style:parent-style-name="Standard">
      <style:paragraph-properties fo:margin-left="0cm" fo:margin-right="0.4cm" fo:margin-top="0cm" fo:margin-bottom="0cm" loext:contextual-spacing="false" fo:line-height="100%" fo:text-align="end" style:justify-single-word="false" fo:text-indent="0cm" style:auto-text-indent="false" fo:break-before="page"/>
      <style:text-properties style:font-name="Ubuntu Mono1" fo:font-size="10pt" officeooo:rsid="0003829a" officeooo:paragraph-rsid="00aab427" style:font-size-asian="10pt" style:font-size-complex="10pt"/>
    </style:style>
    <style:style style:name="P12" style:family="paragraph" style:parent-style-name="Standard">
      <style:paragraph-properties fo:margin-left="0cm" fo:margin-right="0.4cm" fo:margin-top="0cm" fo:margin-bottom="0cm" loext:contextual-spacing="false" fo:line-height="100%" fo:text-align="end" style:justify-single-word="false" fo:text-indent="0cm" style:auto-text-indent="false"/>
      <style:text-properties style:font-name="Ubuntu Mono1" fo:font-size="10pt" officeooo:rsid="0003829a" officeooo:paragraph-rsid="00aab427" style:font-size-asian="10pt" style:font-size-complex="10pt"/>
    </style:style>
    <style:style style:name="P13" style:family="paragraph" style:parent-style-name="Standard">
      <style:paragraph-properties fo:margin-left="0cm" fo:margin-right="0.4cm" fo:margin-top="0cm" fo:margin-bottom="0cm" loext:contextual-spacing="false" fo:line-height="100%" fo:text-align="end" style:justify-single-word="false" fo:text-indent="0cm" style:auto-text-indent="false"/>
      <style:text-properties style:font-name="Ubuntu Mono1" fo:font-size="10pt" officeooo:rsid="0003829a" officeooo:paragraph-rsid="00168938" style:font-size-asian="10pt" style:font-size-complex="10pt"/>
    </style:style>
    <style:style style:name="P14" style:family="paragraph" style:parent-style-name="Standard">
      <style:paragraph-properties fo:margin-left="0cm" fo:margin-right="0.4cm" fo:margin-top="0cm" fo:margin-bottom="0cm" loext:contextual-spacing="false" fo:line-height="100%" fo:text-align="end" style:justify-single-word="false" fo:text-indent="0cm" style:auto-text-indent="false"/>
      <style:text-properties style:font-name="Ubuntu Mono1" fo:font-size="10pt" officeooo:rsid="0003829a" officeooo:paragraph-rsid="00168b2c" style:font-size-asian="10pt" style:font-size-complex="10pt"/>
    </style:style>
    <style:style style:name="P15" style:family="paragraph" style:parent-style-name="Standard">
      <style:paragraph-properties fo:margin-top="0cm" fo:margin-bottom="0cm" loext:contextual-spacing="false" fo:line-height="100%" fo:text-align="end" style:justify-single-word="false"/>
      <style:text-properties officeooo:paragraph-rsid="00168938"/>
    </style:style>
    <style:style style:name="P16" style:family="paragraph" style:parent-style-name="Standard">
      <style:paragraph-properties fo:margin-top="0cm" fo:margin-bottom="0cm" loext:contextual-spacing="false" fo:line-height="100%" fo:text-align="end" style:justify-single-word="false"/>
      <style:text-properties officeooo:rsid="0003829a" officeooo:paragraph-rsid="0003829a"/>
    </style:style>
    <style:style style:name="P17" style:family="paragraph" style:parent-style-name="Standard">
      <style:paragraph-properties fo:margin-top="0cm" fo:margin-bottom="0cm" loext:contextual-spacing="false" fo:line-height="100%" fo:text-align="end" style:justify-single-word="false"/>
      <style:text-properties officeooo:rsid="0003829a" officeooo:paragraph-rsid="00b11944"/>
    </style:style>
    <style:style style:name="P18" style:family="paragraph" style:parent-style-name="Standard">
      <style:paragraph-properties fo:margin-top="0cm" fo:margin-bottom="0cm" loext:contextual-spacing="false" fo:line-height="100%" fo:text-align="justify" style:justify-single-word="false"/>
      <style:text-properties officeooo:rsid="0003829a" officeooo:paragraph-rsid="0003829a"/>
    </style:style>
    <style:style style:name="P19" style:family="paragraph" style:parent-style-name="Standard">
      <style:paragraph-properties fo:margin-top="0cm" fo:margin-bottom="0cm" loext:contextual-spacing="false" fo:line-height="100%" fo:text-align="justify" style:justify-single-word="false"/>
      <style:text-properties officeooo:rsid="0003829a" officeooo:paragraph-rsid="00b11944"/>
    </style:style>
    <style:style style:name="P20" style:family="paragraph" style:parent-style-name="Standard">
      <style:paragraph-properties fo:margin-top="0cm" fo:margin-bottom="0cm" loext:contextual-spacing="false" fo:line-height="100%" fo:text-align="center" style:justify-single-word="false"/>
      <style:text-properties style:text-position="0% 100%" fo:font-weight="normal" officeooo:rsid="007f8fe4" officeooo:paragraph-rsid="007f8fe4" style:font-weight-asian="normal" style:font-weight-complex="normal"/>
    </style:style>
    <style:style style:name="P21" style:family="paragraph" style:parent-style-name="Standard">
      <style:paragraph-properties fo:margin-top="0cm" fo:margin-bottom="0cm" loext:contextual-spacing="false" fo:line-height="100%" fo:text-align="start" style:justify-single-word="false"/>
      <style:text-properties style:text-position="0% 100%" fo:font-weight="normal" officeooo:rsid="009efd37" officeooo:paragraph-rsid="00a1bf36" style:font-weight-asian="normal" style:font-weight-complex="normal"/>
    </style:style>
    <style:style style:name="P22" style:family="paragraph" style:parent-style-name="Standard">
      <style:paragraph-properties fo:margin-top="0cm" fo:margin-bottom="0cm" loext:contextual-spacing="false" fo:line-height="100%" fo:text-align="start" style:justify-single-word="false"/>
      <style:text-properties style:text-position="0% 100%" fo:font-weight="normal" officeooo:rsid="009efd37" officeooo:paragraph-rsid="00c464d3" style:font-weight-asian="normal" style:font-weight-complex="normal"/>
    </style:style>
    <style:style style:name="P23" style:family="paragraph" style:parent-style-name="Standard">
      <style:paragraph-properties fo:margin-top="0cm" fo:margin-bottom="0cm" loext:contextual-spacing="false" fo:line-height="100%" fo:text-align="start" style:justify-single-word="false"/>
      <style:text-properties style:text-position="0% 100%" fo:font-weight="normal" officeooo:rsid="00b11944" officeooo:paragraph-rsid="007f8fe4" style:font-weight-asian="normal" style:font-weight-complex="normal"/>
    </style:style>
    <style:style style:name="P24" style:family="paragraph" style:parent-style-name="Standard">
      <style:paragraph-properties fo:margin-top="0cm" fo:margin-bottom="0cm" loext:contextual-spacing="false" fo:line-height="100%" fo:text-align="start" style:justify-single-word="false"/>
      <style:text-properties style:text-position="0% 100%" fo:font-weight="normal" officeooo:rsid="009efd37" officeooo:paragraph-rsid="00c464d3" fo:background-color="transparent" style:font-weight-asian="normal" style:font-weight-complex="normal"/>
    </style:style>
    <style:style style:name="P25" style:family="paragraph" style:parent-style-name="Standard">
      <style:paragraph-properties fo:margin-top="0cm" fo:margin-bottom="0cm" loext:contextual-spacing="false" fo:line-height="100%" fo:text-align="start" style:justify-single-word="false"/>
      <style:text-properties style:text-position="0% 100%" fo:language="en" fo:country="US" fo:font-weight="normal" officeooo:rsid="007f8fe4" officeooo:paragraph-rsid="007f8fe4" style:font-weight-asian="normal" style:font-weight-complex="normal"/>
    </style:style>
    <style:style style:name="P26" style:family="paragraph" style:parent-style-name="Standard">
      <style:paragraph-properties fo:margin-top="0cm" fo:margin-bottom="0cm" loext:contextual-spacing="false" fo:line-height="100%" fo:text-align="start" style:justify-single-word="false"/>
      <style:text-properties style:text-position="0% 100%" fo:language="en" fo:country="US" fo:font-weight="normal" officeooo:rsid="007f8fe4" officeooo:paragraph-rsid="00c464d3" style:font-weight-asian="normal" style:font-weight-complex="normal"/>
    </style:style>
    <style:style style:name="P27" style:family="paragraph" style:parent-style-name="Standard">
      <style:paragraph-properties fo:margin-top="0cm" fo:margin-bottom="0cm" loext:contextual-spacing="false" fo:line-height="100%" fo:text-align="center" style:justify-single-word="false"/>
      <style:text-properties style:text-position="0% 100%" fo:language="en" fo:country="US" fo:font-weight="normal" officeooo:rsid="00c2ad3b" officeooo:paragraph-rsid="00c2ad3b" style:font-weight-asian="normal" style:font-weight-complex="normal"/>
    </style:style>
    <style:style style:name="P28" style:family="paragraph" style:parent-style-name="Standard">
      <style:paragraph-properties fo:margin-top="0cm" fo:margin-bottom="0cm" loext:contextual-spacing="false" fo:text-align="start" style:justify-single-word="false">
        <style:tab-stops>
          <style:tab-stop style:position="7.202cm"/>
          <style:tab-stop style:position="7.586cm"/>
        </style:tab-stops>
      </style:paragraph-properties>
      <style:text-properties fo:font-size="12pt" officeooo:rsid="009fb258" officeooo:paragraph-rsid="009fb258" style:font-size-asian="12pt" style:font-size-complex="12pt"/>
    </style:style>
    <style:style style:name="P29" style:family="paragraph" style:parent-style-name="Standard">
      <style:paragraph-properties fo:margin-top="0cm" fo:margin-bottom="0cm" loext:contextual-spacing="false" fo:text-align="start" style:justify-single-word="false">
        <style:tab-stops>
          <style:tab-stop style:position="7.202cm"/>
          <style:tab-stop style:position="7.586cm"/>
        </style:tab-stops>
      </style:paragraph-properties>
      <style:text-properties fo:font-size="12pt" officeooo:rsid="009fb258" officeooo:paragraph-rsid="009fb258" style:font-size-asian="12pt" style:font-name-complex="Arial" style:font-size-complex="12pt"/>
    </style:style>
    <style:style style:name="P30" style:family="paragraph" style:parent-style-name="Standard">
      <style:paragraph-properties fo:margin-top="0cm" fo:margin-bottom="0cm" loext:contextual-spacing="false" fo:line-height="100%" fo:text-align="start" style:justify-single-word="false"/>
      <style:text-properties fo:color="#ff0000" style:text-position="0% 100%" fo:font-size="12pt" fo:font-weight="bold" officeooo:rsid="007f8fe4" officeooo:paragraph-rsid="00ac01b0" style:font-size-asian="12pt" style:font-weight-asian="bold" style:font-name-complex="Arial" style:font-size-complex="12pt" style:font-weight-complex="bold"/>
    </style:style>
    <style:style style:name="P31" style:family="paragraph" style:parent-style-name="Standard">
      <style:paragraph-properties fo:margin-top="0cm" fo:margin-bottom="0cm" loext:contextual-spacing="false" fo:line-height="120%" fo:text-align="start" style:justify-single-word="false">
        <style:tab-stops>
          <style:tab-stop style:position="7.698cm"/>
        </style:tab-stops>
      </style:paragraph-properties>
      <style:text-properties style:font-name="DejaVu Sans Mono1" fo:font-size="12pt" fo:font-weight="normal" officeooo:rsid="008b624a" officeooo:paragraph-rsid="00b11944" style:font-size-asian="12pt" style:font-weight-asian="normal" style:font-name-complex="Arial" style:font-size-complex="12pt" style:font-weight-complex="normal"/>
    </style:style>
    <style:style style:name="P32" style:family="paragraph" style:parent-style-name="Standard">
      <style:paragraph-properties fo:margin-top="0cm" fo:margin-bottom="0cm" loext:contextual-spacing="false" fo:line-height="120%" fo:text-align="start" style:justify-single-word="false">
        <style:tab-stops>
          <style:tab-stop style:position="7.717cm"/>
          <style:tab-stop style:position="7.793cm"/>
        </style:tab-stops>
      </style:paragraph-properties>
      <style:text-properties style:font-name="DejaVu Sans Mono1" fo:font-size="12pt" fo:font-weight="normal" officeooo:rsid="008b624a" officeooo:paragraph-rsid="00b11944" style:font-size-asian="12pt" style:font-weight-asian="normal" style:font-name-complex="Arial" style:font-size-complex="12pt" style:font-weight-complex="normal"/>
    </style:style>
    <style:style style:name="P33" style:family="paragraph" style:parent-style-name="Standard">
      <style:paragraph-properties fo:margin-top="0cm" fo:margin-bottom="0cm" loext:contextual-spacing="false" fo:text-align="start" style:justify-single-word="false">
        <style:tab-stops>
          <style:tab-stop style:position="7.698cm"/>
        </style:tab-stops>
      </style:paragraph-properties>
      <style:text-properties style:font-name="DejaVu Sans Mono1" fo:font-size="12pt" fo:font-weight="normal" officeooo:rsid="008b624a" officeooo:paragraph-rsid="00b11944" style:font-size-asian="12pt" style:font-weight-asian="normal" style:font-name-complex="Arial" style:font-size-complex="12pt" style:font-weight-complex="normal"/>
    </style:style>
    <style:style style:name="P34" style:family="paragraph" style:parent-style-name="Footer" style:master-page-name="">
      <style:paragraph-properties fo:margin-left="0cm" fo:margin-right="0cm" fo:margin-top="0cm" fo:margin-bottom="0cm" loext:contextual-spacing="false" fo:line-height="125%" fo:text-align="center" style:justify-single-word="false" fo:text-indent="0cm" style:auto-text-indent="false" style:page-number="auto" text:number-lines="false" text:line-number="0">
        <style:tab-stops>
          <style:tab-stop style:position="8.454cm" style:type="center"/>
          <style:tab-stop style:position="16.596cm" style:type="right"/>
        </style:tab-stops>
      </style:paragraph-properties>
      <style:text-properties fo:color="#800000" fo:font-size="7pt" fo:language="es" fo:country="ES" fo:font-weight="bold" officeooo:paragraph-rsid="0003829a" style:font-size-asian="7pt" style:font-weight-asian="bold" style:font-size-complex="7pt"/>
    </style:style>
    <style:style style:name="P35" style:family="paragraph" style:parent-style-name="Standard" style:master-page-name="">
      <style:paragraph-properties fo:margin-left="0cm" fo:margin-right="0cm" fo:margin-top="0cm" fo:margin-bottom="0cm" loext:contextual-spacing="false" fo:line-height="100%" fo:text-align="end" style:justify-single-word="false" fo:text-indent="0cm" style:auto-text-indent="false" style:page-number="auto"/>
      <style:text-properties officeooo:rsid="0003829a" officeooo:paragraph-rsid="009efd37"/>
    </style:style>
    <style:style style:name="P36" style:family="paragraph" style:parent-style-name="Standard" style:master-page-name="">
      <style:paragraph-properties fo:margin-left="0cm" fo:margin-right="0cm" fo:margin-top="0cm" fo:margin-bottom="0cm" loext:contextual-spacing="false" fo:line-height="100%" fo:text-align="end" style:justify-single-word="false" fo:text-indent="0cm" style:auto-text-indent="false" style:page-number="auto"/>
      <style:text-properties officeooo:rsid="0003829a" officeooo:paragraph-rsid="00b11944"/>
    </style:style>
    <style:style style:name="P37" style:family="paragraph" style:parent-style-name="Standard">
      <style:paragraph-properties fo:margin-top="0cm" fo:margin-bottom="0.3cm" loext:contextual-spacing="false" fo:line-height="100%" fo:text-align="center" style:justify-single-word="false" fo:break-before="page" style:shadow="none"/>
      <style:text-properties fo:font-weight="bold" officeooo:rsid="001f5209" officeooo:paragraph-rsid="001f5209" style:font-weight-asian="bold" style:font-weight-complex="bold"/>
    </style:style>
    <style:style style:name="P38" style:family="paragraph" style:parent-style-name="Standard">
      <style:paragraph-properties fo:margin-top="0cm" fo:margin-bottom="0.3cm" loext:contextual-spacing="false" fo:line-height="100%" fo:text-align="center" style:justify-single-word="false" fo:break-before="page"/>
      <style:text-properties fo:font-weight="bold" officeooo:rsid="002f5c6d" officeooo:paragraph-rsid="002f5c6d" style:font-weight-asian="bold" style:font-weight-complex="bold"/>
    </style:style>
    <style:style style:name="P39" style:family="paragraph" style:parent-style-name="Standard">
      <style:paragraph-properties fo:margin-top="0cm" fo:margin-bottom="0.3cm" loext:contextual-spacing="false" fo:line-height="100%" fo:text-align="center" style:justify-single-word="false" fo:break-before="page"/>
      <style:text-properties fo:font-weight="bold" officeooo:rsid="002f5c6d" officeooo:paragraph-rsid="00b11944" style:font-weight-asian="bold" style:font-weight-complex="bold"/>
    </style:style>
    <style:style style:name="P40" style:family="paragraph" style:parent-style-name="Standard">
      <style:paragraph-properties fo:margin-top="0cm" fo:margin-bottom="0.3cm" loext:contextual-spacing="false" fo:line-height="100%" fo:text-align="center" style:justify-single-word="false" fo:break-before="page"/>
      <style:text-properties style:text-position="0% 100%" fo:font-weight="bold" officeooo:rsid="002f5c6d" officeooo:paragraph-rsid="002f5c6d" style:font-weight-asian="bold" style:font-weight-complex="bold"/>
    </style:style>
    <style:style style:name="P41" style:family="paragraph" style:parent-style-name="Standard">
      <style:paragraph-properties fo:margin-left="1.251cm" fo:margin-right="0cm" fo:text-align="start" style:justify-single-word="false" fo:text-indent="0cm" style:auto-text-indent="false"/>
      <style:text-properties fo:font-size="12pt" officeooo:rsid="009fb258" officeooo:paragraph-rsid="009fb258" style:font-size-asian="12pt" style:font-size-complex="12pt"/>
    </style:style>
    <style:style style:name="P42" style:family="paragraph" style:parent-style-name="Standard">
      <style:paragraph-properties fo:margin-left="1.251cm" fo:margin-right="0cm" fo:text-align="start" style:justify-single-word="false" fo:text-indent="0cm" style:auto-text-indent="false"/>
      <style:text-properties fo:font-size="12pt" officeooo:rsid="000867b2" officeooo:paragraph-rsid="00a611d4" style:font-size-asian="12pt" style:font-size-complex="12pt"/>
    </style:style>
    <style:style style:name="P43" style:family="paragraph" style:parent-style-name="Standard">
      <style:paragraph-properties fo:margin-left="1.251cm" fo:margin-right="0cm" fo:text-align="start" style:justify-single-word="false" fo:text-indent="0cm" style:auto-text-indent="false"/>
      <style:text-properties fo:font-size="12pt" officeooo:rsid="000867b2" officeooo:paragraph-rsid="00b11944" style:font-size-asian="12pt" style:font-size-complex="12pt"/>
    </style:style>
    <style:style style:name="P44" style:family="paragraph" style:parent-style-name="Standard">
      <style:paragraph-properties fo:margin-left="1.251cm" fo:margin-right="0cm" fo:text-align="start" style:justify-single-word="false" fo:text-indent="0cm" style:auto-text-indent="false"/>
      <style:text-properties fo:font-size="12pt" officeooo:rsid="000867b2" officeooo:paragraph-rsid="00b1bb51" style:font-size-asian="12pt" style:font-size-complex="12pt"/>
    </style:style>
    <style:style style:name="P45" style:family="paragraph" style:parent-style-name="Standard">
      <style:paragraph-properties fo:margin-left="1.251cm" fo:margin-right="0cm" fo:text-align="start" style:justify-single-word="false" fo:text-indent="0cm" style:auto-text-indent="false"/>
      <style:text-properties style:font-name="DejaVu Sans Mono1" fo:font-size="12pt" fo:font-weight="normal" officeooo:rsid="008b624a" officeooo:paragraph-rsid="00a611d4" style:font-size-asian="12pt" style:font-weight-asian="normal" style:font-name-complex="Arial" style:font-size-complex="12pt" style:font-weight-complex="normal"/>
    </style:style>
    <style:style style:name="P46" style:family="paragraph" style:parent-style-name="Standard">
      <style:paragraph-properties fo:margin-left="1.251cm" fo:margin-right="0cm" fo:margin-top="0.101cm" fo:margin-bottom="0.3cm" loext:contextual-spacing="false" fo:text-align="start" style:justify-single-word="false" fo:text-indent="0cm" style:auto-text-indent="false"/>
      <style:text-properties fo:font-size="12pt" officeooo:rsid="000867b2" officeooo:paragraph-rsid="00b1bb51" style:font-size-asian="12pt" style:font-size-complex="12pt"/>
    </style:style>
    <style:style style:name="P47" style:family="paragraph" style:parent-style-name="Standard">
      <style:paragraph-properties fo:text-align="center" style:justify-single-word="false" fo:break-before="page"/>
      <style:text-properties fo:font-size="12pt" fo:font-weight="bold" officeooo:rsid="00ac01b0" officeooo:paragraph-rsid="00ac01b0" style:font-size-asian="12pt" style:font-weight-asian="bold" style:font-name-complex="Arial" style:font-size-complex="12pt" style:font-weight-complex="bold"/>
    </style:style>
    <style:style style:name="P48" style:family="paragraph" style:parent-style-name="Standard">
      <style:paragraph-properties fo:margin-left="0.7cm" fo:margin-right="0cm" fo:text-align="start" style:justify-single-word="false" fo:text-indent="-0.7cm" style:auto-text-indent="false">
        <style:tab-stops/>
      </style:paragraph-properties>
      <style:text-properties fo:color="#ff0000" fo:font-size="12pt" officeooo:rsid="009fb258" officeooo:paragraph-rsid="00a611d4" style:font-size-asian="12pt" style:font-name-complex="Arial" style:font-size-complex="12pt"/>
    </style:style>
    <style:style style:name="P49" style:family="paragraph" style:parent-style-name="Standard">
      <style:paragraph-properties fo:margin-left="0.7cm" fo:margin-right="0cm" fo:text-align="start" style:justify-single-word="false" fo:text-indent="-0.7cm" style:auto-text-indent="false">
        <style:tab-stops/>
      </style:paragraph-properties>
      <style:text-properties fo:color="#ff0000" fo:font-size="12pt" officeooo:rsid="009fb258" officeooo:paragraph-rsid="00ac01b0" style:font-size-asian="12pt" style:font-name-complex="Arial" style:font-size-complex="12pt"/>
    </style:style>
    <style:style style:name="P50" style:family="paragraph" style:parent-style-name="Standard">
      <style:paragraph-properties fo:margin-left="0.7cm" fo:margin-right="0cm" fo:text-align="start" style:justify-single-word="false" fo:text-indent="-0.7cm" style:auto-text-indent="false">
        <style:tab-stops/>
      </style:paragraph-properties>
      <style:text-properties fo:color="#ff0000" style:font-name="DejaVu Sans Mono1" fo:font-size="12pt" fo:font-weight="normal" officeooo:rsid="008b624a" officeooo:paragraph-rsid="00a611d4" style:font-size-asian="12pt" style:font-weight-asian="normal" style:font-name-complex="Arial" style:font-size-complex="12pt" style:font-weight-complex="normal"/>
    </style:style>
    <style:style style:name="P51" style:family="paragraph" style:parent-style-name="Standard" style:master-page-name="">
      <style:paragraph-properties fo:margin-left="3.2cm" fo:margin-right="0cm" fo:margin-top="0cm" fo:margin-bottom="0cm" loext:contextual-spacing="false" fo:line-height="100%" fo:text-align="start" style:justify-single-word="false" fo:text-indent="0cm" style:auto-text-indent="false" style:page-number="auto">
        <style:tab-stops>
          <style:tab-stop style:position="3.602cm"/>
        </style:tab-stops>
      </style:paragraph-properties>
      <style:text-properties fo:color="#ff0000" style:text-position="0% 100%" fo:font-size="12pt" fo:font-weight="normal" officeooo:rsid="007f8fe4" officeooo:paragraph-rsid="00ac01b0" style:font-size-asian="12pt" style:font-weight-asian="normal" style:font-size-complex="12pt" style:font-weight-complex="normal"/>
    </style:style>
    <style:style style:name="P52" style:family="paragraph" style:parent-style-name="Standard" style:master-page-name="">
      <style:paragraph-properties fo:margin-left="3.2cm" fo:margin-right="0cm" fo:margin-top="0cm" fo:margin-bottom="0cm" loext:contextual-spacing="false" fo:line-height="100%" fo:text-align="start" style:justify-single-word="false" fo:text-indent="0cm" style:auto-text-indent="false" style:page-number="auto"/>
      <style:text-properties fo:color="#ff0000" style:text-position="0% 100%" fo:font-size="12pt" fo:font-weight="normal" officeooo:rsid="007f8fe4" officeooo:paragraph-rsid="00ac01b0" style:font-size-asian="12pt" style:font-weight-asian="normal" style:font-size-complex="12pt" style:font-weight-complex="normal"/>
    </style:style>
    <style:style style:name="P53" style:family="paragraph" style:parent-style-name="Standard">
      <style:paragraph-properties fo:margin-left="3.2cm" fo:margin-right="0cm" fo:margin-top="0cm" fo:margin-bottom="0cm" loext:contextual-spacing="false" fo:line-height="100%" fo:text-align="start" style:justify-single-word="false" fo:text-indent="0cm" style:auto-text-indent="false">
        <style:tab-stops>
          <style:tab-stop style:position="3.602cm"/>
        </style:tab-stops>
      </style:paragraph-properties>
      <style:text-properties fo:color="#ff0000" style:text-position="0% 100%" fo:font-size="12pt" fo:font-weight="normal" officeooo:rsid="007f8fe4" officeooo:paragraph-rsid="00ac01b0" style:font-size-asian="12pt" style:font-weight-asian="normal" style:font-size-complex="12pt" style:font-weight-complex="normal"/>
    </style:style>
    <style:style style:name="P54" style:family="paragraph" style:parent-style-name="Standard">
      <style:paragraph-properties fo:margin-left="3.2cm" fo:margin-right="0cm" fo:margin-top="0cm" fo:margin-bottom="0cm" loext:contextual-spacing="false" fo:line-height="100%" fo:text-align="start" style:justify-single-word="false" fo:text-indent="0cm" style:auto-text-indent="false"/>
      <style:text-properties fo:color="#ff0000" style:text-position="0% 100%" fo:font-size="12pt" fo:font-weight="normal" officeooo:rsid="007f8fe4" officeooo:paragraph-rsid="00ac01b0" style:font-size-asian="12pt" style:font-weight-asian="normal" style:font-size-complex="12pt" style:font-weight-complex="normal"/>
    </style:style>
    <style:style style:name="P55" style:family="paragraph" style:parent-style-name="Standard" style:master-page-name="">
      <style:paragraph-properties fo:margin-left="2.6cm" fo:margin-right="0cm" fo:margin-top="0cm" fo:margin-bottom="0cm" loext:contextual-spacing="false" fo:line-height="100%" fo:text-align="start" style:justify-single-word="false" fo:text-indent="0cm" style:auto-text-indent="false" style:page-number="auto"/>
      <style:text-properties fo:color="#ff0000" style:text-position="0% 100%" fo:font-size="12pt" fo:font-weight="normal" officeooo:rsid="00c9992c" officeooo:paragraph-rsid="00c9992c" style:font-size-asian="12pt" style:font-weight-asian="normal" style:font-size-complex="12pt" style:font-weight-complex="normal"/>
    </style:style>
    <style:style style:name="P56" style:family="paragraph" style:parent-style-name="Respuesta">
      <style:text-properties officeooo:paragraph-rsid="00cbf140"/>
    </style:style>
    <style:style style:name="P57" style:family="paragraph" style:parent-style-name="Respuesta">
      <style:text-properties fo:language="en" fo:country="US"/>
    </style:style>
    <style:style style:name="P58" style:family="paragraph" style:parent-style-name="Respuesta">
      <style:text-properties fo:language="en" fo:country="US" officeooo:paragraph-rsid="00d77da1"/>
    </style:style>
    <style:style style:name="P59" style:family="paragraph" style:parent-style-name="Respuesta">
      <style:text-properties fo:language="en" fo:country="US" officeooo:paragraph-rsid="00db3d30"/>
    </style:style>
    <style:style style:name="P60" style:family="paragraph" style:parent-style-name="Respuesta">
      <style:text-properties fo:language="en" fo:country="US" officeooo:paragraph-rsid="00d7a07d"/>
    </style:style>
    <style:style style:name="P61" style:family="paragraph" style:parent-style-name="Respuesta">
      <style:text-properties fo:language="en" fo:country="US" officeooo:paragraph-rsid="00d33e06"/>
    </style:style>
    <style:style style:name="P62" style:family="paragraph" style:parent-style-name="Standard">
      <style:paragraph-properties fo:margin-top="0cm" fo:margin-bottom="0.199cm" loext:contextual-spacing="false" fo:line-height="100%" fo:text-align="center" style:justify-single-word="false" fo:break-before="page"/>
      <style:text-properties fo:language="en" fo:country="US" fo:font-weight="bold" officeooo:rsid="002f5c6d" officeooo:paragraph-rsid="00b11944" style:font-weight-asian="bold" style:font-weight-complex="bold"/>
    </style:style>
    <style:style style:name="P63" style:family="paragraph" style:parent-style-name="Enunciado">
      <style:text-properties fo:language="en" fo:country="US"/>
    </style:style>
    <style:style style:name="P64" style:family="paragraph" style:parent-style-name="Enunciado">
      <style:text-properties fo:language="en" fo:country="US" officeooo:paragraph-rsid="00d77da1"/>
    </style:style>
    <style:style style:name="P65" style:family="paragraph" style:parent-style-name="Enunciado">
      <style:text-properties fo:language="en" fo:country="US" officeooo:paragraph-rsid="00d33e06"/>
    </style:style>
    <style:style style:name="P66" style:family="paragraph" style:parent-style-name="Enunciado">
      <style:text-properties fo:language="en" fo:country="US" officeooo:paragraph-rsid="00dd4ee3"/>
    </style:style>
    <style:style style:name="P67" style:family="paragraph" style:parent-style-name="Enunciado">
      <style:text-properties fo:language="en" fo:country="US" officeooo:paragraph-rsid="00db3d30"/>
    </style:style>
    <style:style style:name="P68" style:family="paragraph" style:parent-style-name="Enunciado">
      <style:text-properties fo:language="en" fo:country="US" officeooo:paragraph-rsid="00d7a07d"/>
    </style:style>
    <style:style style:name="P69" style:family="paragraph" style:parent-style-name="Standard" style:master-page-name="Tipo_20_test">
      <style:paragraph-properties fo:margin-top="0cm" fo:margin-bottom="0cm" loext:contextual-spacing="false" fo:line-height="100%" fo:text-align="center" style:justify-single-word="false" style:page-number="auto"/>
      <style:text-properties style:text-position="0% 100%" style:text-underline-style="solid" style:text-underline-width="auto" style:text-underline-color="font-color" fo:font-weight="normal" officeooo:rsid="007f8fe4" officeooo:paragraph-rsid="007f8fe4" style:font-weight-asian="normal" style:font-weight-complex="normal"/>
    </style:style>
    <style:style style:name="P70" style:family="paragraph" style:parent-style-name="Standard" style:master-page-name="Tipo_20_test">
      <style:paragraph-properties fo:margin-top="0cm" fo:margin-bottom="0cm" loext:contextual-spacing="false" fo:line-height="100%" fo:text-align="center" style:justify-single-word="false" style:page-number="auto"/>
      <style:text-properties style:text-position="0% 100%" fo:language="en" fo:country="US" style:text-underline-style="solid" style:text-underline-width="auto" style:text-underline-color="font-color" fo:font-weight="normal" officeooo:rsid="00c2ad3b" officeooo:paragraph-rsid="00c2ad3b" style:font-weight-asian="normal" style:font-weight-complex="normal"/>
    </style:style>
    <style:style style:name="P71" style:family="paragraph" style:parent-style-name="Standard" style:master-page-name="Standard">
      <style:paragraph-properties fo:margin-left="0cm" fo:margin-right="0cm" fo:margin-top="0cm" fo:margin-bottom="0cm" loext:contextual-spacing="false" fo:line-height="100%" fo:text-align="end" style:justify-single-word="false" fo:text-indent="0cm" style:auto-text-indent="false" style:page-number="1"/>
      <style:text-properties officeooo:rsid="0003829a" officeooo:paragraph-rsid="009efd37"/>
    </style:style>
    <style:style style:name="P72" style:family="paragraph" style:parent-style-name="Standard" style:master-page-name="Standard">
      <style:paragraph-properties fo:margin-left="0cm" fo:margin-right="0cm" fo:margin-top="0cm" fo:margin-bottom="0cm" loext:contextual-spacing="false" fo:line-height="100%" fo:text-align="end" style:justify-single-word="false" fo:text-indent="0cm" style:auto-text-indent="false" style:page-number="1" fo:break-before="page"/>
      <style:text-properties officeooo:rsid="0003829a" officeooo:paragraph-rsid="00b11944"/>
    </style:style>
    <style:style style:name="P73" style:family="paragraph" style:parent-style-name="Standard">
      <style:paragraph-properties fo:margin-left="1.251cm" fo:margin-right="0cm" fo:text-align="start" style:justify-single-word="false" fo:text-indent="0cm" style:auto-text-indent="false"/>
      <style:text-properties fo:font-size="12pt" officeooo:rsid="000867b2" officeooo:paragraph-rsid="00deb717" style:font-size-asian="12pt" style:font-size-complex="12pt"/>
    </style:style>
    <style:style style:name="P74" style:family="paragraph" style:parent-style-name="Respuesta">
      <style:text-properties style:text-position="0% 100%" fo:language="en" fo:country="US" fo:font-weight="normal" style:font-weight-asian="normal" style:font-weight-complex="normal"/>
    </style:style>
    <style:style style:name="P75" style:family="paragraph">
      <loext:graphic-properties draw:fill="none"/>
      <style:paragraph-properties fo:text-align="center"/>
    </style:style>
    <style:style style:name="T1" style:family="text">
      <style:text-properties fo:color="#800000" fo:font-weight="bold" style:font-weight-asian="bold"/>
    </style:style>
    <style:style style:name="T2" style:family="text">
      <style:text-properties fo:color="#800000" fo:font-size="10pt" fo:font-weight="bold" style:font-size-asian="10pt" style:font-weight-asian="bold" style:font-size-complex="10pt"/>
    </style:style>
    <style:style style:name="T3" style:family="text">
      <style:text-properties fo:font-weight="bold" style:font-weight-asian="bold" style:font-weight-complex="bold"/>
    </style:style>
    <style:style style:name="T4" style:family="text">
      <style:text-properties fo:font-weight="bold" officeooo:rsid="000df458" style:font-weight-asian="bold" style:font-weight-complex="bold"/>
    </style:style>
    <style:style style:name="T5" style:family="text">
      <style:text-properties fo:font-weight="bold" officeooo:rsid="009efd37" style:font-weight-asian="bold" style:font-weight-complex="bold"/>
    </style:style>
    <style:style style:name="T6" style:family="text">
      <style:text-properties fo:font-weight="bold" officeooo:rsid="00168b2c" style:font-weight-asian="bold" style:font-weight-complex="bold"/>
    </style:style>
    <style:style style:name="T7" style:family="text">
      <style:text-properties fo:font-weight="bold" officeooo:rsid="000867b2" style:font-weight-asian="bold" style:font-weight-complex="bold"/>
    </style:style>
    <style:style style:name="T8" style:family="text">
      <style:text-properties fo:font-weight="bold" officeooo:rsid="00cdc237" style:font-weight-asian="bold" style:font-weight-complex="bold"/>
    </style:style>
    <style:style style:name="T9" style:family="text">
      <style:text-properties fo:font-weight="bold" officeooo:rsid="00aab427" style:font-weight-asian="bold" style:font-weight-complex="bold"/>
    </style:style>
    <style:style style:name="T10" style:family="text">
      <style:text-properties fo:font-weight="bold" officeooo:rsid="00ac01b0" style:font-weight-asian="bold" style:font-weight-complex="bold"/>
    </style:style>
    <style:style style:name="T11" style:family="text">
      <style:text-properties fo:font-weight="bold" style:font-weight-asian="bold" style:font-name-complex="Arial"/>
    </style:style>
    <style:style style:name="T12" style:family="text">
      <style:text-properties fo:font-weight="bold" style:font-weight-asian="bold" style:font-name-complex="Arial" style:font-weight-complex="bold"/>
    </style:style>
    <style:style style:name="T13" style:family="text">
      <style:text-properties fo:font-weight="bold" officeooo:rsid="00a611d4" style:font-weight-asian="bold" style:font-name-complex="Arial" style:font-weight-complex="bold"/>
    </style:style>
    <style:style style:name="T14" style:family="text">
      <style:text-properties style:text-position="super 58%" fo:font-weight="bold" officeooo:rsid="009efd37" style:font-weight-asian="bold" style:font-weight-complex="bold"/>
    </style:style>
    <style:style style:name="T15" style:family="text">
      <style:text-properties style:text-position="super 58%" style:font-name-complex="Arial"/>
    </style:style>
    <style:style style:name="T16" style:family="text">
      <style:text-properties style:text-position="super 58%" style:font-name="DejaVu Sans Mono1" fo:font-weight="normal" officeooo:rsid="009fb258" style:font-weight-asian="normal" style:font-name-complex="Arial" style:font-weight-complex="normal"/>
    </style:style>
    <style:style style:name="T17" style:family="text">
      <style:text-properties officeooo:rsid="009efd37"/>
    </style:style>
    <style:style style:name="T18" style:family="text">
      <style:text-properties officeooo:rsid="000867b2"/>
    </style:style>
    <style:style style:name="T19" style:family="text">
      <style:text-properties style:font-name-complex="Arial"/>
    </style:style>
    <style:style style:name="T20" style:family="text">
      <style:text-properties officeooo:rsid="009fb258" style:font-name-complex="Arial"/>
    </style:style>
    <style:style style:name="T21" style:family="text">
      <style:text-properties officeooo:rsid="00a611d4" style:font-name-complex="Arial"/>
    </style:style>
    <style:style style:name="T22" style:family="text">
      <style:text-properties officeooo:rsid="00aab427" style:font-name-complex="Arial"/>
    </style:style>
    <style:style style:name="T23" style:family="text">
      <style:text-properties style:font-name="DejaVu Sans Mono1" fo:font-weight="normal" style:font-weight-asian="normal" style:font-name-complex="Arial" style:font-weight-complex="normal"/>
    </style:style>
    <style:style style:name="T24" style:family="text">
      <style:text-properties style:font-name="DejaVu Sans Mono1" fo:font-weight="normal" officeooo:rsid="008b624a" style:font-weight-asian="normal" style:font-name-complex="Arial" style:font-weight-complex="normal"/>
    </style:style>
    <style:style style:name="T25" style:family="text">
      <style:text-properties style:font-name="DejaVu Sans Mono1" fo:font-weight="normal" officeooo:rsid="00a611d4" style:font-weight-asian="normal" style:font-name-complex="Arial" style:font-weight-complex="normal"/>
    </style:style>
    <style:style style:name="T26" style:family="text">
      <style:text-properties style:font-name="DejaVu Sans Mono1" fo:font-weight="normal" officeooo:rsid="00aab427" style:font-weight-asian="normal" style:font-name-complex="Arial" style:font-weight-complex="normal"/>
    </style:style>
    <style:style style:name="T27" style:family="text">
      <style:text-properties style:font-name="DejaVu Sans Mono1" fo:font-weight="normal" officeooo:rsid="00b11944" style:font-weight-asian="normal" style:font-name-complex="Arial" style:font-weight-complex="normal"/>
    </style:style>
    <style:style style:name="T28" style:family="text">
      <style:text-properties style:font-name="DejaVu Sans Mono1" fo:font-weight="normal" officeooo:rsid="00b1bb51" style:font-weight-asian="normal" style:font-name-complex="Arial" style:font-weight-complex="normal"/>
    </style:style>
    <style:style style:name="T29" style:family="text">
      <style:text-properties style:font-name="DejaVu Sans Mono1" fo:font-weight="normal" officeooo:rsid="009fb258" style:font-weight-asian="normal" style:font-name-complex="Arial" style:font-weight-complex="normal"/>
    </style:style>
    <style:style style:name="T30" style:family="text">
      <style:text-properties style:font-name="DejaVu Sans Mono1" fo:font-weight="normal" officeooo:rsid="00deb717" style:font-weight-asian="normal" style:font-name-complex="Arial" style:font-weight-complex="normal"/>
    </style:style>
    <style:style style:name="T31" style:family="text">
      <style:text-properties style:font-name="DejaVu Sans Mono1" fo:font-weight="bold" style:font-weight-asian="bold" style:font-name-complex="Arial" style:font-weight-complex="normal"/>
    </style:style>
    <style:style style:name="T32" style:family="text">
      <style:text-properties style:font-name="DejaVu Sans Mono1" fo:font-weight="bold" officeooo:rsid="008b624a" style:font-weight-asian="bold" style:font-name-complex="Arial" style:font-weight-complex="bold"/>
    </style:style>
    <style:style style:name="T33" style:family="text">
      <style:text-properties style:font-name="DejaVu Sans Mono1" fo:font-weight="bold" officeooo:rsid="00b1bb51" style:font-weight-asian="bold" style:font-name-complex="Arial" style:font-weight-complex="bold"/>
    </style:style>
    <style:style style:name="T34" style:family="text">
      <style:text-properties style:font-name="DejaVu Sans Mono1" fo:font-weight="bold" officeooo:rsid="00a611d4" style:font-weight-asian="bold" style:font-name-complex="Arial" style:font-weight-complex="bold"/>
    </style:style>
    <style:style style:name="T35" style:family="text">
      <style:text-properties style:font-name="DejaVu Sans Mono1" fo:font-weight="bold" officeooo:rsid="00deb717" style:font-weight-asian="bold" style:font-name-complex="Arial" style:font-weight-complex="bold"/>
    </style:style>
    <style:style style:name="T36" style:family="text">
      <style:text-properties style:font-name="Ubuntu Mono1" fo:font-size="12pt" fo:font-weight="bold" style:font-size-asian="12pt" style:font-weight-asian="bold" style:font-size-complex="12pt" style:font-weight-complex="bold"/>
    </style:style>
    <style:style style:name="T37" style:family="text">
      <style:text-properties style:font-name="Ubuntu Mono1" fo:font-size="12pt" fo:font-weight="bold" officeooo:rsid="000df458" style:font-size-asian="12pt" style:font-weight-asian="bold" style:font-size-complex="12pt" style:font-weight-complex="bold"/>
    </style:style>
    <style:style style:name="T38" style:family="text">
      <style:text-properties style:font-name="Ubuntu Mono1" fo:font-size="12pt" fo:font-weight="bold" officeooo:rsid="009efd37" style:font-size-asian="12pt" style:font-weight-asian="bold" style:font-size-complex="12pt" style:font-weight-complex="bold"/>
    </style:style>
    <style:style style:name="T39" style:family="text">
      <style:text-properties style:font-name="Ubuntu Mono1" fo:font-size="12pt" fo:font-weight="bold" officeooo:rsid="00168b2c" style:font-size-asian="12pt" style:font-weight-asian="bold" style:font-size-complex="12pt" style:font-weight-complex="bold"/>
    </style:style>
    <style:style style:name="T40" style:family="text">
      <style:text-properties style:font-name="Ubuntu Mono1" fo:font-size="12pt" fo:font-weight="bold" officeooo:rsid="00a611d4" style:font-size-asian="12pt" style:font-weight-asian="bold" style:font-size-complex="12pt" style:font-weight-complex="bold"/>
    </style:style>
    <style:style style:name="T41" style:family="text">
      <style:text-properties style:font-name="Ubuntu Mono1" fo:font-size="12pt" fo:font-weight="bold" officeooo:rsid="00b11944" style:font-size-asian="12pt" style:font-weight-asian="bold" style:font-size-complex="12pt" style:font-weight-complex="bold"/>
    </style:style>
    <style:style style:name="T42" style:family="text">
      <style:text-properties officeooo:rsid="00a1bf36"/>
    </style:style>
    <style:style style:name="T43" style:family="text">
      <style:text-properties officeooo:rsid="00ac01b0"/>
    </style:style>
    <style:style style:name="T44" style:family="text">
      <style:text-properties style:font-name="DejaVu Sans Mono" officeooo:rsid="00ac01b0"/>
    </style:style>
    <style:style style:name="T45" style:family="text">
      <style:text-properties fo:color="#000000" fo:font-weight="bold" style:font-weight-asian="bold" style:font-weight-complex="bold"/>
    </style:style>
    <style:style style:name="T46" style:family="text">
      <style:text-properties fo:color="#000000" fo:font-weight="bold" officeooo:rsid="00ac01b0" style:font-weight-asian="bold" style:font-weight-complex="bold"/>
    </style:style>
    <style:style style:name="T47" style:family="text">
      <style:text-properties officeooo:rsid="00b11944"/>
    </style:style>
    <style:style style:name="T48" style:family="text">
      <style:text-properties fo:background-color="transparent" loext:char-shading-value="0"/>
    </style:style>
    <style:style style:name="T49" style:family="text">
      <style:text-properties officeooo:rsid="00a1bf36" fo:background-color="transparent" loext:char-shading-value="0"/>
    </style:style>
    <style:style style:name="T50" style:family="text">
      <style:text-properties officeooo:rsid="00c0d36f"/>
    </style:style>
    <style:style style:name="T51" style:family="text">
      <style:text-properties officeooo:rsid="00c207c9"/>
    </style:style>
    <style:style style:name="T52" style:family="text">
      <style:text-properties officeooo:rsid="00c9992c"/>
    </style:style>
    <style:style style:name="T53" style:family="text">
      <style:text-properties style:text-position="0% 100%" fo:font-weight="normal" style:font-weight-asian="normal" style:font-weight-complex="normal"/>
    </style:style>
    <style:style style:name="T54" style:family="text">
      <style:text-properties style:text-position="0% 100%" fo:font-weight="normal" officeooo:rsid="00de8ccb" style:font-weight-asian="normal" style:font-weight-complex="normal"/>
    </style:style>
    <style:style style:name="T55" style:family="text">
      <style:text-properties officeooo:rsid="00d58eac"/>
    </style:style>
    <style:style style:name="T56" style:family="text">
      <style:text-properties officeooo:rsid="00d76134"/>
    </style:style>
    <style:style style:name="T57" style:family="text">
      <style:text-properties officeooo:rsid="00d77da1"/>
    </style:style>
    <style:style style:name="T58" style:family="text">
      <style:text-properties officeooo:rsid="00d7a07d"/>
    </style:style>
    <style:style style:name="T59" style:family="text">
      <style:text-properties officeooo:rsid="00d9661b"/>
    </style:style>
    <style:style style:name="T60" style:family="text">
      <style:text-properties officeooo:rsid="00db3d30"/>
    </style:style>
    <style:style style:name="T61" style:family="text">
      <style:text-properties officeooo:rsid="00db9625"/>
    </style:style>
    <style:style style:name="T62" style:family="text">
      <style:text-properties officeooo:rsid="00dca697"/>
    </style:style>
    <style:style style:name="T63" style:family="text">
      <style:text-properties fo:language="en" fo:country="US"/>
    </style:style>
    <style:style style:name="T64" style:family="text">
      <style:text-properties fo:language="en" fo:country="US" officeooo:rsid="00b11944"/>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PREGUNTAS TIPO TEST</text:p>
      <text:p text:style-name="P20"/>
      <text:p text:style-name="P22"><text:span text:style-name="T42">[]</text:span> La inversión en existencias de productos de consumo de las empresas se computa en:a) El Gasto en Consumo Final de las Familias. b) La Formación Bruta de Capital. *</text:p>
      <text:p text:style-name="P21"><text:span text:style-name="T42">[]</text:span> Una isla produce piñas y cocos. El año pasado (año base) se produjeron 8 piñas y 10 cocos, siendo los precios: 10 € cada piña y 5 € cada coco. Este año se han producido 12 piñas y 15 cocos, y los precios: 8 € cada piña y 8 € cada coco. El PIB real de este año es: a) 195 euros.* b) 216 euros.</text:p>
      <text:p text:style-name="P21"><text:span text:style-name="T42">[]</text:span> La oferta de fondos prestables la constituye: a) El ahorro nacional.* b) El ahorro privado.</text:p>
      <text:p text:style-name="P21"><text:span text:style-name="T42">[]</text:span> En general, la relación entre exportaciones netas y tipo de cambio real es negativa, excepto en el caso de que la ley de precio único se cumpla estrictamente.a) Verdadero.* b) Falso</text:p>
      <text:p text:style-name="P21"><text:span text:style-name="T42">[]</text:span> Si el Gobierno reduce la recaudación de impuestos netos, provocará que: a) Disminuya el ahorro público pero aumente el ahorro privado. ** b) Disminuyan el ahorro nacional y el ahorro privado. </text:p>
      <text:p text:style-name="P21"><text:span text:style-name="T42">[]</text:span> Si el Gobierno español reduce su déficit público: a) Aumentará el ahorro, la inversión y las exportaciones netas españolas. ** b) En España aumentará el tipo de interés real.</text:p>
      <text:p text:style-name="P21"><text:span text:style-name="T42">[]</text:span> Un aumento del coeficiente de reservas a) aumenta la base monetaria pero no altera la oferta monetaria. b) reduce el multiplicador monetario y, por lo tanto, la oferta monetaria.*</text:p>
      <text:p text:style-name="P21"><text:span text:style-name="T42">[]</text:span> ¿Cuál es la tasa de actividad de una región en la que hay 10 millones de personas que tienen 16 años o más, entre las cuales hay 4 millones ocupadas y 2 millones desempleadas? a) 40%. b) 60%. *</text:p>
      <text:p text:style-name="P21"><text:span text:style-name="T42">[]</text:span> En el modelo de una economía cerrada, un aumento del gasto público a) provoca una disminución únicamente de la inversión. b) provoca una disminución tanto de la inversión como del consumo.*</text:p>
      <text:p text:style-name="P21"><text:span text:style-name="T42">[]</text:span> En el contexto de una economía cerrada, una política que fomente el ahorro de las familias tendrá como resultado un aumento a) de la inversión.* b) del tipo de interés real.</text:p>
      <text:p text:style-name="P21"><text:span text:style-name="T42">[]</text:span> Una economía cerrada se encuentra en desequilibrio de forma que S &gt; I. Este desequilibrio también puede expresarse como a) Y &gt; C + I + G * b) Y &lt; C + I + G</text:p>
      <text:p text:style-name="P21"><text:span text:style-name="T42">[]</text:span> Si un país tiene déficit en su balanza por cuenta corriente y la cuenta de capital está equilibrada, entonces dicho país, frente al resto del mundo, tiene a) capacidad de financiación. b) necesidad de financiación*.</text:p>
      <text:p text:style-name="P21"><text:span text:style-name="T42">[]</text:span> Un país tiene un ahorro privado de 80 unidades monetarias (u.m.), y un déficit público y una inversión de 50 u.m. cada uno. Entonces tendrá, por un valor de 20 u.m., a) una entrada neta de capitales.* b) una salida neta de capitales.</text:p>
      <text:p text:style-name="P21"><text:span text:style-name="T42">[]</text:span> El precio de un bien en Europa es 120 euros. Ese mismo bien en los EEUU tiene un precio de 126 dólares. Si el tipo de cambio nominal observado es 1,20 dólares por euro, entonces, según la paridad del poder adquisitivo, el euro frente al dólar está a) sobrevalorado*. b) infravalorado.</text:p>
      <text:p text:style-name="P21"><text:span text:style-name="T42">[]</text:span> La teoría de los salarios de eficiencia consiste en que <text:s/>a) El mercado de trabajo es más eficiente si los salarios se mantienen bajos. b) Las empresas pagan salarios por encima de los de equilibrio para motivar a los trabajadores y que aumente su productividad.*</text:p>
      <text:p text:style-name="P21"><text:span text:style-name="T42">[]</text:span> Considere los siguientes datos (en miles de personas): población mayor de 16 años: 10.000, parados: 800, ocupados: 8.000. Entonces a) la tasa de paro es inferior al 10%.* b) la tasa de actividad es superior al 90%.</text:p>
      <text:p text:style-name="P21"><text:span text:style-name="T42">[]</text:span> Si se crea empleo al mismo tiempo que crece la población activa a) Indudablemente la tasa de paro bajará. b) Puede ocurrir que la tasa de paro aumente.*</text:p>
      <text:p text:style-name="P21"><text:span text:style-name="T42">[]</text:span> En el modelo keynesiano una variable exógena es: a) El consumo, C. b) El gasto público, G.*</text:p>
      <text:p text:style-name="P21"><text:span text:style-name="T42">[]</text:span> En el modelo keynesiano la renta de equilibrio de corto plazo es igual a: a) La demanda agregada.* b) La renta potencial.</text:p>
      <text:p text:style-name="P21"><text:span text:style-name="T42">[]</text:span> En el modelo keynesiano el multiplicador del gasto público es mayor a) cuanto menor sea el nivel de impuestos. b) cuanto mayor sea la propensión marginal a consumir, c. *</text:p>
      <text:p text:style-name="P21"><text:span text:style-name="T42">[]</text:span> En el modelo keynesiano, si la propensión marginal a consumir es de 0,8 y los impuestos disminuyen en 100, entonces: a) El multiplicador de los impuestos (en valor absoluto) es 4.* b) La renta de equilibrio aumenta en 80.</text:p>
      <text:p text:style-name="P21"><text:span text:style-name="T42">[]</text:span> Un aumento del ahorro público:a) tiende a disminuir la salida neta de capitales y apreciar la moneda nacional.b) tiende a aumentar la salida neta de capitales y depreciar la moneda nacional. *</text:p>
      <text:p text:style-name="P21"><text:soft-page-break/><text:span text:style-name="T42">[]</text:span> Un aumento del gasto público:a) tiende a disminuir el tipo de interés real. b) tiende a perjudicar el saldo de la balanza comercial. *</text:p>
      <text:p text:style-name="P21"><text:span text:style-name="T42">[] </text:span>Una huida de capitales causa:a) una subida del tipo de interés real y una depreciación de la moneda nacional. *b) una subida del tipo de cambio real. </text:p>
      <text:p text:style-name="P21"><text:span text:style-name="T42">[]</text:span> Un arancel a las importaciones tiende a: a) apreciar la moneda nacional. *b) depreciar la moneda nacional.</text:p>
      <text:p text:style-name="P21"><text:span text:style-name="T42">[]</text:span> Una bajada del tipo de interés real de EE.UU en relación al tipo de interés de la zona euro:a) tenderá a generar una salida neta de capitales hacia EE.UU.b) tenderá a generar una entrada neta de capitales en la zona euro. *</text:p>
      <text:p text:style-name="P21"><text:span text:style-name="T42">[]</text:span> Un aumento del superávit público de un país:a) tiende a depreciar la moneda nacional en el mercado de divisas. *b) hace que el tipo de interés real suba y la moneda se deprecie.</text:p>
      <text:p text:style-name="P21"><text:span text:style-name="T42">[]</text:span> De acuerdo con la ecuación cuantitativa del dinero, si la velocidad de circulación del dinero es constante y la oferta monetaria crece a una tasa del 2%:a) el PIB real crecerá a una tasa del 2%.b) el PIB nominal crecerá a una tasa del 2%. *</text:p>
      <text:p text:style-name="P21"><text:span text:style-name="T42">[]</text:span> Según la teoría cuantitativa del dinero la tasa de inflación dependerá en el largo plazo, fundamentalmente,a) de la tasa de crecimiento de la oferta monetaria.*b) del crecimiento de la demanda agregada.</text:p>
      <text:p text:style-name="P21"><text:span text:style-name="T42">[]</text:span> El multiplicador monetario aumenta cuando la proporción de efectivo sobre depósitos que mantiene el público:a) aumenta.b) disminuye. *</text:p>
      <text:p text:style-name="P23"/>
      <text:p text:style-name="P70">MULTIPLE CHOICE QUESTIONS (English)</text:p>
      <text:p text:style-name="P27"/>
      <text:p text:style-name="P25">[] The change in inventories of consumer products of the firms is computed in: a) Final consumption expenditure of the famnilies. b) Gross Capital Formation.*</text:p>
      <text:p text:style-name="P25">[] An island produces pineapples and coconuts. Last year (base year) there were 8 pineapples and 10 coconuts, with prices: € 10 each pineapple and € 5 each coconut. This year there have been 12 pineapples and 15 coconuts, and prices: € 8 each pineapple and € 8 each coconut. The real GDP of this year is: a) 195 euros.* b) 216 euros.</text:p>
      <text:p text:style-name="P25">[] The supply of loanable funds is: a) National savings. b) Private savings. </text:p>
      <text:p text:style-name="P25">[] Generally speaking, the relationship between net exports and real exchange rate is negative, unless the law of one price holds strictly. a) True. b) False </text:p>
      <text:p text:style-name="P25">[] If the Government reduces its net tax revenue, it will cause: a) Decrease public savings but increase private savings. ** b) Decrease national savings and private savings. </text:p>
      <text:p text:style-name="P25">[] If the Spanish Government reduces its public deficit: a) It will increase savings, investment and Spanish net exports. ** b) In Spain, the real interest rate will increase.</text:p>
      <text:p text:style-name="P25">[] An increase in the reserve ratio a) increases the monetary base but does not alter the money supply. b) reduce the monetary multiplier and, therefore, the money supply. * </text:p>
      <text:p text:style-name="P25">[] What is the participation rate of a region in which there are 10 million people who are 16 years of age or older, including 4 million employed and 2 million unemployed? a) 40%. b) 60%. * </text:p>
      <text:p text:style-name="P25">[] In the closed economy model, an increase in public spending a) causes a decrease in investment only. b) causes a decrease in both investment and consumption. * </text:p>
      <text:p text:style-name="P25">[] In the context of a closed economy, a policy that encourages family savings will result in an increase a) in investment. * b) the real interest rate. </text:p>
      <text:p text:style-name="P25">[] A closed economy is out of equilibrium so that S&gt; I. Such an imbalance can also be expressed as a) Y&gt; C + I + G * b) Y &lt;C + I + G </text:p>
      <text:p text:style-name="P25">[] If a country has a deficit in its current account balance and the capital account is in equilibirum, then that country, compared to the rest of the world, has a) financing capacity. b) need for financing *. </text:p>
      <text:p text:style-name="P25">[] A country has a private savings of 80 monetary units (CU), and a public deficit and an investment of CU50. each. Then it will have, for a value of CU20, a) a net capital inflow. * b) a net capital outflow.</text:p>
      <text:p text:style-name="P25">[] The price of a good in Europe is 120 euros. That same good in the US is priced at $ 126. If the nominal exchange rate observed is 1.20 dollars per euro, then, according to the purchasing power parity, the euro against the dollar is a) overvalued *. b) undervalued. </text:p>
      <text:p text:style-name="P25">[] The theory of efficiency wages means that a) The labor market is more efficient if wages are kept low. b) Firms pay wages above equilibrium to encourage workers and increase their productivity. * </text:p>
      <text:p text:style-name="P25">[] Consider the following data (in thousands of people): population over 16 years old: 10,000, unemployed: 800, employed: 8,000. Then a) the unemployment rate is less than 10%. * b) the participation rate is greater than 90%. </text:p>
      <text:p text:style-name="P25">[] If employment is created at the same time as the active population grows a) For sure, the unemployment rate will fall. b) It may happen that the unemployment rate increases. *</text:p>
      <text:p text:style-name="P25">[] In the Keynesian model an exogenous variable is: a) Consumption, C. b) Public expenditure, G. * </text:p>
      <text:p text:style-name="P25">[] In the Keynesian model, short-term equilibrium income is equal to: a) Aggregate demand. * b) Potential income. </text:p>
      <text:p text:style-name="P25">[] In the Keynesian model, the multiplier of public spending is greater than a) the lower the level of taxes. b) the greater the marginal propensity to consume, c. * </text:p>
      <text:p text:style-name="P25">[] In the Keynesian model, if the marginal propensity to consume is 0.8 and the taxes decrease by 100, then: a) The tax multiplier (in absolute value) is 4. * b) The equilibrium income increases in 80. </text:p>
      <text:p text:style-name="P25">[] An increase in public savings: a) tends to decrease the net outflow of capital and appreciate the national currency; b) tends to increase the net outflow of capital and depreciate the national currency. * </text:p>
      <text:p text:style-name="P25">[] An increase in public spending: a) tends to decrease the real interest rate. b) tends to reduce the balance of trade. * </text:p>
      <text:p text:style-name="P25">[] A capital flight causes: a) a rise in the real interest <text:soft-page-break/>rate and a depreciation of the national currency. * b) a rise in the real exchange rate. </text:p>
      <text:p text:style-name="P25">[] An import tariff tends to: a) appreciate the national currency. * b) depreciate the national currency. </text:p>
      <text:p text:style-name="P25">[] A decrease in the US real interest rate in relation to the euro zone interest rate: a) will tend to generate a net outflow of capital towards the US b) will tend to generate a net inflow of capital into the euro zone *</text:p>
      <text:p text:style-name="P25">[] An increase in a country's public surplus: a) tends to depreciate the national currency in the foreign exchange market. * b) causes the real interest rate to rise and the currency to depreciate. </text:p>
      <text:p text:style-name="P25">[] According to the quantitative equation of money, if the speed of money circulation is constant and the money supply grows at a rate of 2%: a) real GDP will grow at a rate of 2%. b) nominal GDP It will grow at a rate of 2%. * </text:p>
      <text:p text:style-name="P25">[] According to the quantitative theory of money, the inflation rate will depend in the long term, mainly, a) on the growth rate of the money supply. * b) on the growth of aggregate demand. </text:p>
      <text:p text:style-name="P25">[] The money multiplier increases when the cash/deposits ratio of the individuals: a) increases b) decreases. *</text:p>
      <text:p text:style-name="P37">TIPO 01</text:p>
      <text:p text:style-name="Enunciado"><text:span text:style-name="T49">[01]</text:span><text:span text:style-name="T48"> ¿Cuál es la tasa de actividad de una región en la que hay 10 millones de personas que tienen 16 años o más, entre las cuales hay 4 millones ocupadas y 2 millones desempleadas? </text:span></text:p>
      <text:p text:style-name="Respuesta">(a) 40%. </text:p>
      <text:p text:style-name="Respuesta">(b) 60%. </text:p>
      <text:p text:style-name="Enunciado"><text:span text:style-name="T42">[02]</text:span> Considere los siguientes datos (en miles de personas): población mayor de 16 años: 10.000, parados: 800, ocupados: 8.000. Entonces </text:p>
      <text:p text:style-name="Respuesta">(a) la tasa de paro es inferior al 10%. </text:p>
      <text:p text:style-name="Respuesta">(b) la tasa de actividad es superior al 90%.</text:p>
      <text:p text:style-name="Enunciado"><text:span text:style-name="T42">[03]</text:span> En general, la relación entre exportaciones netas y tipo de cambio real es negativa, excepto en el caso de que la ley de precio único se cumpla estrictamente.</text:p>
      <text:p text:style-name="Respuesta">(a) Verdadero. </text:p>
      <text:p text:style-name="Respuesta">(b) Falso.</text:p>
      <text:p text:style-name="Enunciado"><text:span text:style-name="T42">[04]</text:span> De acuerdo con la ecuación cuantitativa del dinero, si la velocidad de circulación del dinero es constante y la oferta monetaria crece a una tasa del 2%:</text:p>
      <text:p text:style-name="Respuesta">(a) el PIB real crecerá a una tasa del 2%.</text:p>
      <text:p text:style-name="Respuesta">(b) el PIB nominal crecerá a una tasa del 2%. </text:p>
      <text:p text:style-name="Enunciado"><text:span text:style-name="T42">[05]</text:span> El precio de un bien en Europa es 120 euros. Ese mismo bien en los EEUU tiene un precio de 126 dólares. Si el tipo de cambio nominal observado es 1,20 dólares por euro, entonces, según la paridad del poder adquisitivo, el euro frente al dólar está </text:p>
      <text:p text:style-name="Respuesta">(a) sobrevalorado. </text:p>
      <text:p text:style-name="Respuesta">(b) infravalorado.</text:p>
      <text:p text:style-name="Enunciado"><text:span text:style-name="T42">[06]</text:span> El multiplicador monetario aumenta cuando la proporción de efectivo sobre depósitos que mantiene el público:</text:p>
      <text:p text:style-name="Respuesta">(a) aumenta.</text:p>
      <text:p text:style-name="Respuesta">(b) disminuye. </text:p>
      <text:p text:style-name="Enunciado"><text:span text:style-name="T42">[07]</text:span> En el modelo de una economía cerrada, un aumento del gasto público </text:p>
      <text:p text:style-name="Respuesta">(a) provoca una disminución únicamente de la inversión. </text:p>
      <text:p text:style-name="Respuesta">(b) provoca una disminución tanto de la inversión como del consumo.</text:p>
      <text:p text:style-name="Enunciado"><text:span text:style-name="T42">[08]</text:span> En el contexto de una economía cerrada, una política que fomente el ahorro de las familias tendrá como resultado un aumento </text:p>
      <text:p text:style-name="Respuesta">(a) de la inversión. </text:p>
      <text:p text:style-name="Respuesta">(b) del tipo de interés real.</text:p>
      <text:p text:style-name="Enunciado"><text:span text:style-name="T42">[09]</text:span> En el modelo keynesiano una variable exógena es: </text:p>
      <text:p text:style-name="Respuesta">(a) El consumo, C. </text:p>
      <text:p text:style-name="Respuesta">(b) El gasto público, G.</text:p>
      <text:p text:style-name="Enunciado"><text:span text:style-name="T42">[10]</text:span> En el modelo keynesiano la renta de equilibrio de corto plazo es igual a: </text:p>
      <text:p text:style-name="Respuesta">(a) La demanda agregada. </text:p>
      <text:p text:style-name="Respuesta">(b) La renta potencial.</text:p>
      <text:p text:style-name="Enunciado"><text:span text:style-name="T42">[11]</text:span> En el modelo keynesiano el multiplicador del gasto público es mayor </text:p>
      <text:p text:style-name="Respuesta">(a) cuanto menor sea el nivel de impuestos. </text:p>
      <text:p text:style-name="Respuesta">(b) cuanto mayor la propensión marginal a consumir, c. </text:p>
      <text:p text:style-name="Enunciado"><text:span text:style-name="T42">[12]</text:span> En el modelo keynesiano, si la propensión marginal a consumir es de 0,8 y los impuestos disminuyen en 100, entonces: </text:p>
      <text:p text:style-name="Respuesta">(a) El multiplicador de los impuestos (en valor absoluto) es 4. </text:p>
      <text:p text:style-name="Respuesta">(b) La renta de equilibrio aumenta en 80.</text:p>
      <text:p text:style-name="Enunciado"><text:span text:style-name="T42">[13] </text:span>Una huida de capitales causa:</text:p>
      <text:p text:style-name="Respuesta">(a) una subida del tipo de interés real y una depreciación de la moneda nacional. </text:p>
      <text:p text:style-name="Respuesta">(b) una subida del tipo de cambio real. </text:p>
      <text:p text:style-name="Enunciado"><text:span text:style-name="T42">[14]</text:span> La inversión en existencias de productos de consumo de las empresas se computa en:</text:p>
      <text:p text:style-name="Respuesta">(a) El Gasto en Consumo Final de las Familias. </text:p>
      <text:p text:style-name="Respuesta">(b) La Formación Bruta de Capital. </text:p>
      <text:p text:style-name="Enunciado"><text:span text:style-name="T42">[15]</text:span> La oferta de fondos prestables la constituye: </text:p>
      <text:p text:style-name="Respuesta">(a) El ahorro nacional. </text:p>
      <text:p text:style-name="Respuesta">(b) El ahorro privado.</text:p>
      <text:p text:style-name="Enunciado"><text:soft-page-break/><text:span text:style-name="T42">[16]</text:span> La teoría de los salarios de eficiencia consiste en que <text:s/></text:p>
      <text:p text:style-name="Respuesta">(a) El mercado de trabajo es más eficiente si los salarios se mantienen bajos. </text:p>
      <text:p text:style-name="Respuesta">(b) Las empresas pagan salarios por encima de los de equilibrio para motivar a los trabajadores y que aumente su productividad.</text:p>
      <text:p text:style-name="Enunciado"><text:span text:style-name="T42">[17]</text:span> Según la teoría cuantitativa del dinero la tasa de inflación dependerá en el largo plazo, fundamentalmente,</text:p>
      <text:p text:style-name="Respuesta">(a) de la tasa de crecimiento de la oferta monetaria.</text:p>
      <text:p text:style-name="Respuesta">(b) del crecimiento de la demanda agregada.</text:p>
      <text:p text:style-name="Enunciado"><text:span text:style-name="T42">[18]</text:span> Si el Gobierno reduce la recaudación de impuestos netos, provocará que: </text:p>
      <text:p text:style-name="Respuesta">(a) Disminuya el ahorro público pero aumente el ahorro privado. <text:s/></text:p>
      <text:p text:style-name="Respuesta">(b) Disminuyan el ahorro nacional y el ahorro privado. </text:p>
      <text:p text:style-name="Enunciado"><text:span text:style-name="T42">[19]</text:span> Si el Gobierno español reduce su déficit público: </text:p>
      <text:p text:style-name="Respuesta">(a) Aumentará el ahorro, la inversión y las exportaciones netas españolas. <text:s/></text:p>
      <text:p text:style-name="Respuesta">(b) En España aumentará el tipo de interés real.</text:p>
      <text:p text:style-name="Enunciado"><text:span text:style-name="T42">[20]</text:span> Si un país tiene déficit en su balanza por cuenta corriente y la cuenta de capital está equilibrada, entonces dicho país, frente al resto del mundo, tiene </text:p>
      <text:p text:style-name="Respuesta">(a) capacidad de financiación. </text:p>
      <text:p text:style-name="Respuesta">(b) necesidad de financiación.</text:p>
      <text:p text:style-name="Enunciado"><text:span text:style-name="T42">[21]</text:span> Si se crea empleo al mismo tiempo que crece la población activa </text:p>
      <text:p text:style-name="Respuesta">(a) Indudablemente la tasa de paro bajará. </text:p>
      <text:p text:style-name="Respuesta">(b) Puede ocurrir que la tasa de paro aumente.</text:p>
      <text:p text:style-name="Enunciado"><text:span text:style-name="T42">[22]</text:span> Un aumento del coeficiente de reservas </text:p>
      <text:p text:style-name="Respuesta">(a) aumenta la base monetaria pero no altera la oferta monetaria. </text:p>
      <text:p text:style-name="Respuesta">(b) reduce el multiplicador monetario y, por lo tanto, la oferta monetaria.</text:p>
      <text:p text:style-name="Enunciado"><text:span text:style-name="T42">[23]</text:span> Un país tiene un ahorro privado de 80 unidades monetarias (u.m.), y un déficit público y una inversión de 50 u.m. cada uno. Entonces tendrá, por un valor de 20 u.m., </text:p>
      <text:p text:style-name="Respuesta">(a) una entrada neta de capitales. </text:p>
      <text:p text:style-name="Respuesta">(b) una salida neta de capitales.</text:p>
      <text:p text:style-name="Enunciado"><text:span text:style-name="T42">[24]</text:span> Un aumento del ahorro público:</text:p>
      <text:p text:style-name="Respuesta">(a) tiende a disminuir la salida neta de capitales y apreciar la moneda nacional.</text:p>
      <text:p text:style-name="Respuesta">(b) tiende a aumentar la salida neta de capitales y depreciar la moneda nacional. </text:p>
      <text:p text:style-name="Enunciado"><text:span text:style-name="T42">[25]</text:span> Un aumento del gasto público:</text:p>
      <text:p text:style-name="Respuesta">(a) tiende a disminuir el tipo de interés real. </text:p>
      <text:p text:style-name="Respuesta">(b) tiende a perjudicar el saldo de la balanza comercial. </text:p>
      <text:p text:style-name="Enunciado"><text:span text:style-name="T42">[26]</text:span> Un arancel a las importaciones tiende a: </text:p>
      <text:p text:style-name="Respuesta">(a) apreciar la moneda nacional. </text:p>
      <text:p text:style-name="Respuesta">(b) depreciar la moneda nacional.</text:p>
      <text:p text:style-name="Enunciado"><text:span text:style-name="T42">[27]</text:span> Un aumento del superávit público de un país:</text:p>
      <text:p text:style-name="Respuesta">(a) tiende a depreciar la moneda nacional en el mercado de divisas. </text:p>
      <text:p text:style-name="Respuesta">(b) hace que el tipo de interés real suba y la moneda se deprecie.</text:p>
      <text:p text:style-name="Enunciado"><text:span text:style-name="T42">[28]</text:span> Una isla produce piñas y cocos. El año pasado (año base) se produjeron 8 piñas y 10 cocos, siendo los precios: 10 € cada piña y 5 € cada coco. Este año se han producido 12 piñas y 15 cocos, y los precios: 8 € cada piña y 8 € cada coco. El PIB real de este año es: </text:p>
      <text:p text:style-name="Respuesta">(a) 195 euros. </text:p>
      <text:p text:style-name="Respuesta">(b) 216 euros.</text:p>
      <text:p text:style-name="Enunciado"><text:span text:style-name="T42">[29]</text:span> Una economía cerrada se encuentra en desequilibrio de forma que S &gt; I. Este desequilibrio también puede expresarse como </text:p>
      <text:p text:style-name="Respuesta">(a) Y &gt; C + I + G <text:s/></text:p>
      <text:p text:style-name="Respuesta">(b) Y &lt; C + I + G</text:p>
      <text:p text:style-name="Enunciado"><text:span text:style-name="T49">[30]</text:span><text:span text:style-name="T48"> Una bajada del tipo de interés real de EE.UU en relación al tipo de interés de la zona euro:</text:span></text:p>
      <text:p text:style-name="Respuesta">(a) tenderá a generar una salida neta de capitales hacia EE.UU.</text:p>
      <text:p text:style-name="Respuesta"><text:span text:style-name="T48">(b) tenderá a generar una </text:span>entrada neta de capitales en la zona euro. </text:p>
      <text:p text:style-name="P38">TIPO 02</text:p>
      <text:p text:style-name="Enunciado"><text:span text:style-name="T42">[01]</text:span> De acuerdo con la ecuación cuantitativa del dinero, si la velocidad de circulación del dinero es constante y la oferta monetaria crece a una tasa del 2%:</text:p>
      <text:p text:style-name="Respuesta">(a) el PIB real crecerá a una tasa del 2%.</text:p>
      <text:p text:style-name="Respuesta">(b) el PIB nominal crecerá a una tasa del 2%. </text:p>
      <text:p text:style-name="Enunciado"><text:span text:style-name="T42">[02]</text:span> Un arancel a las importaciones tiende a: </text:p>
      <text:p text:style-name="Respuesta">(a) apreciar la moneda nacional. </text:p>
      <text:p text:style-name="Respuesta">(b) depreciar la moneda nacional.</text:p>
      <text:p text:style-name="Enunciado"><text:span text:style-name="T42">[03]</text:span> Un aumento del coeficiente de reservas </text:p>
      <text:p text:style-name="Respuesta">(a) aumenta la base monetaria pero no altera la oferta monetaria. </text:p>
      <text:p text:style-name="Respuesta">(b) reduce el multiplicador monetario y, por lo tanto, la oferta monetaria.</text:p>
      <text:p text:style-name="Enunciado"><text:span text:style-name="T42">[04]</text:span> Un aumento del ahorro público:</text:p>
      <text:p text:style-name="Respuesta">(a) tiende a disminuir la salida neta de capitales y apreciar la moneda nacional.</text:p>
      <text:p text:style-name="Respuesta">(b) tiende a aumentar la salida neta de capitales y depreciar la moneda nacional. </text:p>
      <text:p text:style-name="Enunciado"><text:span text:style-name="T42">[05]</text:span> Un aumento del gasto público:</text:p>
      <text:p text:style-name="Respuesta">(a) tiende a disminuir el tipo de interés real. </text:p>
      <text:p text:style-name="Respuesta">(b) tiende a perjudicar el saldo de la balanza comercial. </text:p>
      <text:p text:style-name="Enunciado"><text:span text:style-name="T42">[06]</text:span> Un aumento del superávit público de un país:</text:p>
      <text:p text:style-name="Respuesta">(a) tiende a depreciar la moneda nacional en el mercado de divisas. </text:p>
      <text:p text:style-name="Respuesta">(b) hace que el tipo de interés real suba y la moneda se deprecie.</text:p>
      <text:p text:style-name="Enunciado"><text:span text:style-name="T42">[07]</text:span> Una bajada del tipo de interés real de EE.UU en relación al tipo de interés de la zona euro:</text:p>
      <text:p text:style-name="Respuesta">(a) tenderá a generar una salida neta de capitales hacia EE.UU.</text:p>
      <text:p text:style-name="Respuesta">(b) tenderá a generar una entrada neta de capitales en la zona euro. </text:p>
      <text:p text:style-name="Enunciado"><text:span text:style-name="T42">[08] </text:span>Una huida de capitales causa:</text:p>
      <text:p text:style-name="Respuesta">(a) una subida del tipo de interés real y una depreciación de la moneda nacional. </text:p>
      <text:p text:style-name="Respuesta">(b) una subida del tipo de cambio real. </text:p>
      <text:p text:style-name="Enunciado"><text:span text:style-name="T42">[09]</text:span> Una economía cerrada se encuentra en desequilibrio de forma que S &gt; I. Este desequilibrio también puede expresarse como </text:p>
      <text:p text:style-name="Respuesta">(a) Y &gt; C + I + G <text:s/></text:p>
      <text:p text:style-name="Respuesta">(b) Y &lt; C + I + G</text:p>
      <text:p text:style-name="Enunciado"><text:span text:style-name="T42">[10]</text:span> Si el Gobierno reduce la recaudación de impuestos netos, provocará que: </text:p>
      <text:p text:style-name="Respuesta">(a) Disminuya el ahorro público pero aumente el ahorro privado. <text:s/></text:p>
      <text:p text:style-name="Respuesta">(b) Disminuyan el ahorro nacional y el ahorro privado. </text:p>
      <text:p text:style-name="Enunciado"><text:span text:style-name="T42">[11]</text:span> Si el Gobierno español reduce su déficit público: </text:p>
      <text:p text:style-name="Respuesta">(a) Aumentará el ahorro, la inversión y las exportaciones netas españolas. <text:s/></text:p>
      <text:p text:style-name="Respuesta">(b) En España aumentará el tipo de interés real.</text:p>
      <text:p text:style-name="Enunciado"><text:span text:style-name="T42">[12]</text:span> En el modelo de una economía cerrada, un aumento del gasto público </text:p>
      <text:p text:style-name="Respuesta">(a) provoca una disminución únicamente de la inversión. </text:p>
      <text:p text:style-name="Respuesta">(b) provoca una disminución tanto de la inversión como del consumo.</text:p>
      <text:p text:style-name="Enunciado"><text:span text:style-name="T42">[13]</text:span> En el contexto de una economía cerrada, una política que fomente el ahorro de las familias tendrá como resultado un aumento </text:p>
      <text:p text:style-name="Respuesta">(a) de la inversión. </text:p>
      <text:p text:style-name="Respuesta">(b) del tipo de interés real.</text:p>
      <text:p text:style-name="Enunciado"><text:span text:style-name="T42">[14]</text:span> En el modelo keynesiano una variable exógena es: </text:p>
      <text:p text:style-name="Respuesta">(a) El consumo, C. </text:p>
      <text:p text:style-name="Respuesta">(b) El gasto público, G.</text:p>
      <text:p text:style-name="Enunciado"><text:span text:style-name="T42">[15]</text:span> En el modelo keynesiano la renta de equilibrio de corto plazo es igual a: </text:p>
      <text:p text:style-name="Respuesta">(a) La demanda agregada. </text:p>
      <text:p text:style-name="Respuesta">(b) La renta potencial.</text:p>
      <text:p text:style-name="Enunciado"><text:span text:style-name="T42">[16]</text:span> En el modelo keynesiano el multiplicador del gasto público es mayor </text:p>
      <text:p text:style-name="Respuesta">(a) cuanto menor sea el nivel de impuestos. </text:p>
      <text:p text:style-name="Respuesta"><text:soft-page-break/>(b) cuanto mayor sea la propensión marginal a consumir, c. </text:p>
      <text:p text:style-name="Enunciado"><text:span text:style-name="T42">[17]</text:span> En el modelo keynesiano, si la propensión marginal a consumir es de 0,8 y los impuestos disminuyen en 100, entonces: </text:p>
      <text:p text:style-name="Respuesta">(a) El multiplicador de los impuestos (en valor absoluto) es 4. </text:p>
      <text:p text:style-name="Respuesta">(b) La renta de equilibrio aumenta en 80.</text:p>
      <text:p text:style-name="Enunciado"><text:span text:style-name="T42">[18]</text:span> ¿Cuál es la tasa de actividad de una región en la que hay 10 millones de personas que tienen 16 años o más, entre las cuales hay 4 millones ocupadas y 2 millones desempleadas? </text:p>
      <text:p text:style-name="Respuesta">(a) 40%. </text:p>
      <text:p text:style-name="Respuesta">(b) 60%. </text:p>
      <text:p text:style-name="Enunciado"><text:span text:style-name="T42">[19]</text:span> La inversión en existencias de productos de consumo de las empresas se computa en:</text:p>
      <text:p text:style-name="Respuesta">(a) El Gasto en Consumo Final de las Familias. </text:p>
      <text:p text:style-name="Respuesta">(b) La Formación Bruta de Capital. </text:p>
      <text:p text:style-name="Enunciado"><text:span text:style-name="T42">[20]</text:span> Una isla produce piñas y cocos. El año pasado (año base) se produjeron 8 piñas y 10 cocos, siendo los precios: 10 € cada piña y 5 € cada coco. Este año se han producido 12 piñas y 15 cocos, y los precios: 8 € cada piña y 8 € cada coco. El PIB real de este año es: </text:p>
      <text:p text:style-name="Respuesta">(a) 195 euros. </text:p>
      <text:p text:style-name="Respuesta">(b) 216 euros.</text:p>
      <text:p text:style-name="Enunciado"><text:span text:style-name="T42">[21]</text:span> Según la teoría cuantitativa del dinero la tasa de inflación dependerá en el largo plazo, fundamentalmente,</text:p>
      <text:p text:style-name="Respuesta">(a) de la tasa de crecimiento de la oferta monetaria.</text:p>
      <text:p text:style-name="Respuesta">(b) del crecimiento de la demanda agregada.</text:p>
      <text:p text:style-name="Enunciado"><text:span text:style-name="T42">[22]</text:span> Considere los siguientes datos (en miles de personas): población mayor de 16 años: 10.000, parados: 800, ocupados: 8.000. Entonces </text:p>
      <text:p text:style-name="Respuesta">(a) la tasa de paro es inferior al 10%. </text:p>
      <text:p text:style-name="Respuesta">(b) la tasa de actividad es superior al 90%.</text:p>
      <text:p text:style-name="Enunciado"><text:span text:style-name="T42">[23]</text:span> El multiplicador monetario aumenta cuando la proporción de efectivo sobre depósitos que mantiene el público:</text:p>
      <text:p text:style-name="Respuesta">(a) aumenta.</text:p>
      <text:p text:style-name="Respuesta">(b) disminuye. </text:p>
      <text:p text:style-name="Enunciado"><text:span text:style-name="T42">[24]</text:span> En general, la relación entre exportaciones netas y tipo de cambio real es negativa, excepto en el caso de que la ley de precio único se cumpla estrictamente.</text:p>
      <text:p text:style-name="Respuesta">(a) Verdadero. </text:p>
      <text:p text:style-name="Respuesta">(b) Falso.</text:p>
      <text:p text:style-name="P24"><text:span text:style-name="T42">[25]</text:span> La oferta de fondos prestables la constituye: </text:p>
      <text:p text:style-name="Respuesta">(a) El ahorro nacional. </text:p>
      <text:p text:style-name="Respuesta">(b) El ahorro privado.</text:p>
      <text:p text:style-name="Enunciado"><text:span text:style-name="T42">[26]</text:span> Un país tiene un ahorro privado de 80 unidades monetarias (u.m.), y un déficit público y una inversión de 50 u.m. cada uno. Entonces tendrá, por un valor de 20 u.m., </text:p>
      <text:p text:style-name="Respuesta">(a) una entrada neta de capitales. </text:p>
      <text:p text:style-name="Respuesta">(b) una salida neta de capitales.</text:p>
      <text:p text:style-name="Enunciado"><text:span text:style-name="T42">[27]</text:span> El precio de un bien en Europa es 120 euros. Ese mismo bien en los EEUU tiene un precio de 126 dólares. Si el tipo de cambio nominal observado es 1,20 dólares por euro, entonces, según la paridad del poder adquisitivo, el euro frente al dólar está </text:p>
      <text:p text:style-name="Respuesta">(a) sobrevalorado. </text:p>
      <text:p text:style-name="Respuesta">(b) infravalorado.</text:p>
      <text:p text:style-name="Enunciado"><text:span text:style-name="T42">[28]</text:span> Si se crea empleo al mismo tiempo que crece la población activa </text:p>
      <text:p text:style-name="Respuesta">(a) Indudablemente la tasa de paro bajará. </text:p>
      <text:p text:style-name="Respuesta">(b) Puede ocurrir que la tasa de paro aumente.</text:p>
      <text:p text:style-name="Enunciado"><text:span text:style-name="T42">[29]</text:span> La teoría de los salarios de eficiencia consiste en que <text:s/></text:p>
      <text:p text:style-name="Respuesta">(a) El mercado de trabajo es más eficiente si los salarios se mantienen bajos. </text:p>
      <text:p text:style-name="Respuesta">(b) Las empresas pagan salarios por encima de los de equilibrio para motivar a los trabajadores y que aumente su productividad.</text:p>
      <text:p text:style-name="Enunciado"><text:span text:style-name="T49">[30]</text:span><text:span text:style-name="T48"> Si un país tiene déficit en su balanza por cuenta corriente y la cuenta de capital está equilibrada, entonces dicho país, frente al resto del mundo, tiene </text:span></text:p>
      <text:p text:style-name="Respuesta"><text:span text:style-name="T48">(a) capacidad de </text:span>financiación. </text:p>
      <text:p text:style-name="Respuesta">(b) necesidad de financiación.</text:p>
      <text:p text:style-name="P40">TIPO 03</text:p>
      <text:p text:style-name="Enunciado"><text:span text:style-name="T42">[01]</text:span> Un arancel a las importaciones tiende a: </text:p>
      <text:p text:style-name="Respuesta">(a) apreciar la moneda nacional. </text:p>
      <text:p text:style-name="Respuesta">(b) depreciar la moneda nacional.</text:p>
      <text:p text:style-name="Enunciado"><text:span text:style-name="T42">[02] </text:span>Una huida de capitales causa:</text:p>
      <text:p text:style-name="Respuesta">(a) una subida del tipo de interés real y una depreciación de la moneda nacional. </text:p>
      <text:p text:style-name="Respuesta">(b) una subida del tipo de cambio real. </text:p>
      <text:p text:style-name="Enunciado"><text:span text:style-name="T42">[03]</text:span> Una economía cerrada se encuentra en desequilibrio de forma que S &gt; I. Este desequilibrio también puede expresarse como </text:p>
      <text:p text:style-name="Respuesta">(a) Y &gt; C + I + G <text:s/></text:p>
      <text:p text:style-name="Respuesta">(b) Y &lt; C + I + G</text:p>
      <text:p text:style-name="Enunciado"><text:span text:style-name="T42">[04]</text:span> De acuerdo con la ecuación cuantitativa del dinero, si la velocidad de circulación del dinero es constante y la oferta monetaria crece a una tasa del 2%:</text:p>
      <text:p text:style-name="Respuesta">(a) el PIB real crecerá a una tasa del 2%.</text:p>
      <text:p text:style-name="Respuesta">(b) el PIB nominal crecerá a una tasa del 2%. </text:p>
      <text:p text:style-name="Enunciado"><text:span text:style-name="T42">[05]</text:span> En el contexto de una economía cerrada, una política que fomente el ahorro de las familias tendrá como resultado un aumento </text:p>
      <text:p text:style-name="Respuesta">(a) de la inversión. </text:p>
      <text:p text:style-name="Respuesta">(b) del tipo de interés real.</text:p>
      <text:p text:style-name="Enunciado"><text:span text:style-name="T42">[06]</text:span> Si se crea empleo al mismo tiempo que crece la población activa </text:p>
      <text:p text:style-name="Respuesta">(a) Indudablemente la tasa de paro bajará. </text:p>
      <text:p text:style-name="Respuesta">(b) Puede ocurrir que la tasa de paro aumente.</text:p>
      <text:p text:style-name="Enunciado"><text:span text:style-name="T42">[07]</text:span> La oferta de fondos prestables la constituye: </text:p>
      <text:p text:style-name="Respuesta">(a) El ahorro nacional. </text:p>
      <text:p text:style-name="Respuesta">(b) El ahorro privado.</text:p>
      <text:p text:style-name="Enunciado"><text:span text:style-name="T42">[08]</text:span> El precio de un bien en Europa es 120 euros. Ese mismo bien en los EEUU tiene un precio de 126 dólares. Si el tipo de cambio nominal observado es 1,20 dólares por euro, entonces, según la paridad del poder adquisitivo, el euro frente al dólar está </text:p>
      <text:p text:style-name="Respuesta">(a) sobrevalorado. </text:p>
      <text:p text:style-name="Respuesta">(b) infravalorado.</text:p>
      <text:p text:style-name="Enunciado"><text:span text:style-name="T42">[09]</text:span> La teoría de los salarios de eficiencia consiste en que <text:s/></text:p>
      <text:p text:style-name="Respuesta">(a) El mercado de trabajo es más eficiente si los salarios se mantienen bajos. </text:p>
      <text:p text:style-name="Respuesta">(b) Las empresas pagan salarios por encima de los de equilibrio para motivar a los trabajadores y que aumente su productividad.</text:p>
      <text:p text:style-name="Enunciado"><text:span text:style-name="T42">[10]</text:span> Un aumento del coeficiente de reservas </text:p>
      <text:p text:style-name="Respuesta">(a) aumenta la base monetaria pero no altera la oferta monetaria. </text:p>
      <text:p text:style-name="Respuesta">(b) reduce el multiplicador monetario y, por lo tanto, la oferta monetaria.</text:p>
      <text:p text:style-name="Enunciado"><text:span text:style-name="T42">[11]</text:span> Un aumento del ahorro público:</text:p>
      <text:p text:style-name="Respuesta">(a) tiende a disminuir la salida neta de capitales y apreciar la moneda nacional.</text:p>
      <text:p text:style-name="Respuesta">(b) tiende a aumentar la salida neta de capitales y depreciar la moneda nacional. </text:p>
      <text:p text:style-name="Enunciado"><text:span text:style-name="T42">[12]</text:span> Un aumento del gasto público:</text:p>
      <text:p text:style-name="Respuesta">(a) tiende a disminuir el tipo de interés real. </text:p>
      <text:p text:style-name="Respuesta">(b) tiende a perjudicar el saldo de la balanza comercial. </text:p>
      <text:p text:style-name="Enunciado"><text:span text:style-name="T42">[13]</text:span> Una bajada del tipo de interés real de EE.UU en relación al tipo de interés de la zona euro:</text:p>
      <text:p text:style-name="Respuesta">(a) tenderá a generar una salida neta de capitales hacia EE.UU.</text:p>
      <text:p text:style-name="Respuesta">(b) tenderá a generar una entrada neta de capitales en la zona euro. </text:p>
      <text:p text:style-name="Enunciado"><text:span text:style-name="T42">[14]</text:span> Un aumento del superávit público de un país:</text:p>
      <text:p text:style-name="Respuesta">(a) tiende a depreciar la moneda nacional en el mercado de divisas. </text:p>
      <text:p text:style-name="Respuesta">(b) hace que el tipo de interés real suba y la moneda se deprecie.</text:p>
      <text:p text:style-name="Enunciado"><text:span text:style-name="T42">[15]</text:span> La inversión en existencias de productos de consumo de las empresas se computa en:</text:p>
      <text:p text:style-name="Respuesta">(a) El Gasto en Consumo Final de las Familias. </text:p>
      <text:p text:style-name="Respuesta">(b) La Formación Bruta de Capital. </text:p>
      <text:p text:style-name="Enunciado"><text:soft-page-break/><text:span text:style-name="T42">[16]</text:span> Si el Gobierno reduce la recaudación de impuestos netos, provocará que: </text:p>
      <text:p text:style-name="Respuesta">(a) Disminuya el ahorro público pero aumente el ahorro privado. <text:s/></text:p>
      <text:p text:style-name="Respuesta">(b) Disminuyan el ahorro nacional y el ahorro privado. </text:p>
      <text:p text:style-name="Enunciado"><text:span text:style-name="T42">[17]</text:span> Si el Gobierno español reduce su déficit público: </text:p>
      <text:p text:style-name="Respuesta">(a) Aumentará el ahorro, la inversión y las exportaciones netas españolas. <text:s/></text:p>
      <text:p text:style-name="Respuesta">(b) En España aumentará el tipo de interés real.</text:p>
      <text:p text:style-name="Enunciado"><text:span text:style-name="T42">[18]</text:span> ¿Cuál es la tasa de actividad de una región en la que hay 10 millones de personas que tienen 16 años o más, entre las cuales hay 4 millones ocupadas y 2 millones desempleadas? </text:p>
      <text:p text:style-name="Respuesta">(a) 40%. </text:p>
      <text:p text:style-name="Respuesta">(b) 60%. </text:p>
      <text:p text:style-name="Enunciado"><text:span text:style-name="T42">[19]</text:span> En el modelo de una economía cerrada, un aumento del gasto público </text:p>
      <text:p text:style-name="Respuesta">(a) provoca una disminución únicamente de la inversión. </text:p>
      <text:p text:style-name="Respuesta">(b) provoca una disminución tanto de la inversión como del consumo.</text:p>
      <text:p text:style-name="Enunciado"><text:span text:style-name="T42">[20]</text:span> En el modelo keynesiano una variable exógena es: </text:p>
      <text:p text:style-name="Respuesta">(a) El consumo, C. </text:p>
      <text:p text:style-name="Respuesta">(b) El gasto público, G.</text:p>
      <text:p text:style-name="Enunciado"><text:span text:style-name="T42">[21]</text:span> En el modelo keynesiano la renta de equilibrio de corto plazo es igual a: </text:p>
      <text:p text:style-name="Respuesta">(a) La demanda agregada. </text:p>
      <text:p text:style-name="Respuesta">(b) La renta potencial.</text:p>
      <text:p text:style-name="Enunciado"><text:span text:style-name="T42">[22]</text:span> En el modelo keynesiano el multiplicador del gasto público es mayor </text:p>
      <text:p text:style-name="Respuesta">(a) cuanto menor sea el nivel de impuestos. </text:p>
      <text:p text:style-name="Respuesta">(b) cuanto mayor la propensión marginal a consumir, c. </text:p>
      <text:p text:style-name="Enunciado"><text:span text:style-name="T42">[23]</text:span> En el modelo keynesiano, si la propensión marginal a consumir es de 0,8 y los impuestos disminuyen en 100, entonces: </text:p>
      <text:p text:style-name="Respuesta">(a) El multiplicador de los impuestos (en valor absoluto) es 4. </text:p>
      <text:p text:style-name="Respuesta">(b) La renta de equilibrio aumenta en 80.</text:p>
      <text:p text:style-name="Enunciado"><text:span text:style-name="T42">[24]</text:span> El multiplicador monetario aumenta cuando la proporción de efectivo sobre depósitos que mantiene el público:</text:p>
      <text:p text:style-name="Respuesta">(a) aumenta.</text:p>
      <text:p text:style-name="Respuesta">(b) disminuye. </text:p>
      <text:p text:style-name="Enunciado"><text:span text:style-name="T42">[25]</text:span> Si un país tiene déficit en su balanza por cuenta corriente y la cuenta de capital está equilibrada, entonces dicho país, frente al resto del mundo, tiene </text:p>
      <text:p text:style-name="Respuesta">(a) capacidad de financiación. </text:p>
      <text:p text:style-name="Respuesta">(b) necesidad de financiación.</text:p>
      <text:p text:style-name="Enunciado"><text:span text:style-name="T42">[26]</text:span> Una isla produce piñas y cocos. El año pasado (año base) se produjeron 8 piñas y 10 cocos, siendo los precios: 10 € cada piña y 5 € cada coco. Este año se han producido 12 piñas y 15 cocos, y los precios: 8 € cada piña y 8 € cada coco. El PIB real de este año es: </text:p>
      <text:p text:style-name="Respuesta">(a) 195 euros. </text:p>
      <text:p text:style-name="Respuesta">(b) 216 euros.</text:p>
      <text:p text:style-name="Enunciado"><text:span text:style-name="T42">[27]</text:span> En general, la relación entre exportaciones netas y tipo de cambio real es negativa, excepto en el caso de que la ley de precio único se cumpla estrictamente.</text:p>
      <text:p text:style-name="Respuesta">(a) Verdadero. </text:p>
      <text:p text:style-name="Respuesta">(b) Falso.</text:p>
      <text:p text:style-name="Enunciado"><text:span text:style-name="T42">[28]</text:span> Considere los siguientes datos (en miles de personas): población mayor de 16 años: 10.000, parados: 800, ocupados: 8.000. Entonces </text:p>
      <text:p text:style-name="Respuesta">(a) la tasa de paro es inferior al 10%. </text:p>
      <text:p text:style-name="Respuesta">(b) la tasa de actividad es superior al 90%.</text:p>
      <text:p text:style-name="Enunciado"><text:span text:style-name="T42">[29]</text:span> Según la teoría cuantitativa del dinero la tasa de inflación dependerá en el largo plazo, fundamentalmente,</text:p>
      <text:p text:style-name="Respuesta">(a) de la tasa de crecimiento de la oferta monetaria.</text:p>
      <text:p text:style-name="Respuesta">(b) del crecimiento de la demanda agregada.</text:p>
      <text:p text:style-name="Enunciado"><text:span text:style-name="T42">[30]</text:span> Un país tiene un ahorro privado de 80 unidades monetarias (u.m.), y un déficit público y una inversión de 50 u.m. cada uno. Entonces tendrá, por un valor de 20 u.m., </text:p>
      <text:p text:style-name="Respuesta">(a) una entrada neta de capitales. </text:p>
      <text:p text:style-name="Respuesta">(b) una salida neta de capitales.</text:p>
      <text:p text:style-name="P38">TIPO 04</text:p>
      <text:p text:style-name="Enunciado"><text:span text:style-name="T42">[01]</text:span> Un aumento del ahorro público:</text:p>
      <text:p text:style-name="Respuesta">(a) tiende a disminuir la salida neta de capitales y apreciar la moneda nacional.</text:p>
      <text:p text:style-name="Respuesta">(b) tiende a aumentar la salida neta de capitales y depreciar la moneda nacional. </text:p>
      <text:p text:style-name="Enunciado"><text:span text:style-name="T42">[02]</text:span> El multiplicador monetario aumenta cuando la proporción de efectivo sobre depósitos que mantiene el público:</text:p>
      <text:p text:style-name="Respuesta">(a) aumenta.</text:p>
      <text:p text:style-name="Respuesta">(b) disminuye. </text:p>
      <text:p text:style-name="Enunciado"><text:span text:style-name="T42">[03] </text:span>Una huida de capitales causa:</text:p>
      <text:p text:style-name="Respuesta">(a) una subida del tipo de interés real y una depreciación de la moneda nacional. </text:p>
      <text:p text:style-name="Respuesta">(b) una subida del tipo de cambio real. </text:p>
      <text:p text:style-name="Enunciado"><text:span text:style-name="T42">[04]</text:span> Un aumento del coeficiente de reservas </text:p>
      <text:p text:style-name="Respuesta">(a) aumenta la base monetaria pero no altera la oferta monetaria. </text:p>
      <text:p text:style-name="Respuesta">(b) reduce el multiplicador monetario y, por lo tanto, la oferta monetaria.</text:p>
      <text:p text:style-name="Enunciado"><text:span text:style-name="T42">[05]</text:span> Según la teoría cuantitativa del dinero la tasa de inflación dependerá en el largo plazo, fundamentalmente,</text:p>
      <text:p text:style-name="Respuesta">(a) de la tasa de crecimiento de la oferta monetaria.</text:p>
      <text:p text:style-name="Respuesta">(b) del crecimiento de la demanda agregada.</text:p>
      <text:p text:style-name="Enunciado"><text:span text:style-name="T42">[06]</text:span> En general, la relación entre exportaciones netas y tipo de cambio real es negativa, excepto en el caso de que la ley de precio único se cumpla estrictamente.</text:p>
      <text:p text:style-name="Respuesta">(a) Verdadero. </text:p>
      <text:p text:style-name="Respuesta">(b) Falso.</text:p>
      <text:p text:style-name="Enunciado"><text:span text:style-name="T42">[07]</text:span> Considere los siguientes datos (en miles de personas): población mayor de 16 años: 10.000, parados: 800, ocupados: 8.000. Entonces </text:p>
      <text:p text:style-name="Respuesta">(a) la tasa de paro es inferior al 10%. </text:p>
      <text:p text:style-name="Respuesta">(b) la tasa de actividad es superior al 90%.</text:p>
      <text:p text:style-name="Enunciado"><text:span text:style-name="T42">[08]</text:span> En el modelo de una economía cerrada, un aumento del gasto público </text:p>
      <text:p text:style-name="Respuesta">(a) provoca una disminución únicamente de la inversión. </text:p>
      <text:p text:style-name="Respuesta">(b) provoca una disminución tanto de la inversión como del consumo.</text:p>
      <text:p text:style-name="Enunciado"><text:span text:style-name="T42">[09]</text:span> En el contexto de una economía cerrada, una política que fomente el ahorro de las familias tendrá como resultado un aumento </text:p>
      <text:p text:style-name="Respuesta">(a) de la inversión. </text:p>
      <text:p text:style-name="Respuesta">(b) del tipo de interés real.</text:p>
      <text:p text:style-name="Enunciado"><text:span text:style-name="T42">[10]</text:span> Si se crea empleo al mismo tiempo que crece la población activa </text:p>
      <text:p text:style-name="Respuesta">(a) Indudablemente la tasa de paro bajará. </text:p>
      <text:p text:style-name="Respuesta">(b) Puede ocurrir que la tasa de paro aumente.</text:p>
      <text:p text:style-name="Enunciado"><text:span text:style-name="T42">[11]</text:span> Si el Gobierno español reduce su déficit público: </text:p>
      <text:p text:style-name="Respuesta">(a) Aumentará el ahorro, la inversión y las exportaciones netas españolas. <text:s/></text:p>
      <text:p text:style-name="Respuesta">(b) En España aumentará el tipo de interés real.</text:p>
      <text:p text:style-name="Enunciado"><text:span text:style-name="T42">[12]</text:span> La inversión en existencias de productos de consumo de las empresas se computa en:</text:p>
      <text:p text:style-name="Respuesta">(a) El Gasto en Consumo Final de las Familias. </text:p>
      <text:p text:style-name="Respuesta">(b) La Formación Bruta de Capital. </text:p>
      <text:p text:style-name="Enunciado"><text:span text:style-name="T42">[13]</text:span> La oferta de fondos prestables la constituye: </text:p>
      <text:p text:style-name="Respuesta">(a) El ahorro nacional. </text:p>
      <text:p text:style-name="Respuesta">(b) El ahorro privado.</text:p>
      <text:p text:style-name="Enunciado"><text:span text:style-name="T42">[14]</text:span> Un aumento del gasto público:</text:p>
      <text:p text:style-name="Respuesta">(a) tiende a disminuir el tipo de interés real. </text:p>
      <text:p text:style-name="Respuesta">(b) tiende a perjudicar el saldo de la balanza comercial. </text:p>
      <text:p text:style-name="Enunciado"><text:span text:style-name="T42">[15]</text:span> En el modelo keynesiano una variable exógena es: </text:p>
      <text:p text:style-name="Respuesta">(a) El consumo, C. </text:p>
      <text:p text:style-name="Respuesta">(b) El gasto público, G.</text:p>
      <text:p text:style-name="Enunciado"><text:span text:style-name="T42">[16]</text:span> En el modelo keynesiano la renta de equilibrio de corto plazo es igual a: </text:p>
      <text:p text:style-name="Respuesta">(a) La demanda agregada. </text:p>
      <text:p text:style-name="Respuesta">(b) La renta potencial.</text:p>
      <text:p text:style-name="Enunciado"><text:span text:style-name="T42">[17]</text:span> En el modelo keynesiano el multiplicador del gasto público es mayor </text:p>
      <text:p text:style-name="Respuesta"><text:soft-page-break/>(a) cuanto menor sea el nivel de impuestos. </text:p>
      <text:p text:style-name="Respuesta">(b) cuanto mayor sea la propensión marginal a consumir, c. </text:p>
      <text:p text:style-name="Enunciado"><text:span text:style-name="T42">[18]</text:span> En el modelo keynesiano, si la propensión marginal a consumir es de 0,8 y los impuestos disminuyen en 100, entonces: </text:p>
      <text:p text:style-name="Respuesta">(a) El multiplicador de los impuestos (en valor absoluto) es 4. </text:p>
      <text:p text:style-name="Respuesta">(b) La renta de equilibrio aumenta en 80.</text:p>
      <text:p text:style-name="Enunciado"><text:span text:style-name="T42">[19]</text:span> De acuerdo con la ecuación cuantitativa del dinero, si la velocidad de circulación del dinero es constante y la oferta monetaria crece a una tasa del 2%:</text:p>
      <text:p text:style-name="Respuesta">(a) el PIB real crecerá a una tasa del 2%.</text:p>
      <text:p text:style-name="Respuesta">(b) el PIB nominal crecerá a una tasa del 2%. </text:p>
      <text:p text:style-name="Enunciado"><text:span text:style-name="T42">[20]</text:span> Un arancel a las importaciones tiende a: </text:p>
      <text:p text:style-name="Respuesta">(a) apreciar la moneda nacional. </text:p>
      <text:p text:style-name="Respuesta">(b) depreciar la moneda nacional.</text:p>
      <text:p text:style-name="Enunciado"><text:span text:style-name="T42">[21]</text:span> La teoría de los salarios de eficiencia consiste en que <text:s/></text:p>
      <text:p text:style-name="Respuesta">(a) El mercado de trabajo es más eficiente si los salarios se mantienen bajos. </text:p>
      <text:p text:style-name="Respuesta">(b) Las empresas pagan salarios por encima de los de equilibrio para motivar a los trabajadores y que aumente su productividad.</text:p>
      <text:p text:style-name="Enunciado"><text:span text:style-name="T42">[22]</text:span> Una isla produce piñas y cocos. El año pasado (año base) se produjeron 8 piñas y 10 cocos, siendo los precios: 10 € cada piña y 5 € cada coco. Este año se han producido 12 piñas y 15 cocos, y los precios: 8 € cada piña y 8 € cada coco. El PIB real de este año es: </text:p>
      <text:p text:style-name="Respuesta">(a) 195 euros. </text:p>
      <text:p text:style-name="Respuesta">(b) 216 euros.</text:p>
      <text:p text:style-name="Enunciado"><text:span text:style-name="T42">[23]</text:span> Si el Gobierno reduce la recaudación de impuestos netos, provocará que: </text:p>
      <text:p text:style-name="Respuesta">(a) Disminuya el ahorro público pero aumente el ahorro privado. <text:s/></text:p>
      <text:p text:style-name="Respuesta">(b) Disminuyan el ahorro nacional y el ahorro privado. </text:p>
      <text:p text:style-name="Enunciado"><text:span text:style-name="T42">[24]</text:span> Una economía cerrada se encuentra en desequilibrio de forma que S &gt; I. Este desequilibrio también puede expresarse como </text:p>
      <text:p text:style-name="Respuesta">(a) Y &gt; C + I + G <text:s/></text:p>
      <text:p text:style-name="Respuesta">(b) Y &lt; C + I + G</text:p>
      <text:p text:style-name="Enunciado"><text:span text:style-name="T42">[25]</text:span> Un aumento del superávit público de un país:</text:p>
      <text:p text:style-name="Respuesta">(a) tiende a depreciar la moneda nacional en el mercado de divisas. </text:p>
      <text:p text:style-name="Respuesta">(b) hace que el tipo de interés real suba y la moneda se deprecie.</text:p>
      <text:p text:style-name="Enunciado"><text:span text:style-name="T42">[26]</text:span> ¿Cuál es la tasa de actividad de una región en la que hay 10 millones de personas que tienen 16 años o más, entre las cuales hay 4 millones ocupadas y 2 millones desempleadas? </text:p>
      <text:p text:style-name="Respuesta">(a) 40%. </text:p>
      <text:p text:style-name="Respuesta">(b) 60%. </text:p>
      <text:p text:style-name="Enunciado"><text:span text:style-name="T42">[27]</text:span> Si un país tiene déficit en su balanza por cuenta corriente y la cuenta de capital está equilibrada, entonces dicho país, frente al resto del mundo, tiene </text:p>
      <text:p text:style-name="Respuesta">(a) capacidad de financiación. </text:p>
      <text:p text:style-name="Respuesta">(b) necesidad de financiación.</text:p>
      <text:p text:style-name="Enunciado"><text:span text:style-name="T42">[28]</text:span> Una bajada del tipo de interés real de EE.UU en relación al tipo de interés de la zona euro:</text:p>
      <text:p text:style-name="Respuesta">(a) tenderá a generar una salida neta de capitales hacia EE.UU.</text:p>
      <text:p text:style-name="Respuesta">(b) tenderá a generar una entrada neta de capitales en la zona euro. </text:p>
      <text:p text:style-name="Enunciado"><text:span text:style-name="T42">[29]</text:span> Un país tiene un ahorro privado de 80 unidades monetarias (u.m.), y un déficit público y una inversión de 50 u.m. cada uno. Entonces tendrá, por un valor de 20 u.m., </text:p>
      <text:p text:style-name="Respuesta">(a) una entrada neta de capitales. </text:p>
      <text:p text:style-name="Respuesta">(b) una salida neta de capitales.</text:p>
      <text:p text:style-name="Enunciado"><text:span text:style-name="T42">[30]</text:span> El precio de un bien en Europa es 120 euros. Ese mismo bien en los EEUU tiene un precio de 126 dólares. Si el tipo de cambio nominal observado es 1,20 dólares por euro, entonces, según la paridad del poder adquisitivo, el euro frente al dólar está </text:p>
      <text:p text:style-name="Respuesta">(a) sobrevalorado. </text:p>
      <text:p text:style-name="P56">(b) infravalorado.</text:p>
      <text:p text:style-name="P39">T<text:span text:style-name="T47">YP</text:span><text:span text:style-name="T64">E</text:span><text:span text:style-name="T63"> 0</text:span><text:span text:style-name="T64">1</text:span></text:p>
      <text:p text:style-name="P63">[<text:span text:style-name="T50">01</text:span>] What is the participation rate of a region in which there are 10 million people who are 16 years of age or older, including 4 million employed and 2 million unemployed? </text:p>
      <text:p text:style-name="P57">(a) <text:span text:style-name="T56">less than 5</text:span>0%. </text:p>
      <text:p text:style-name="P57">(b) <text:span text:style-name="T56">more than 5</text:span>0%. <text:s/></text:p>
      <text:p text:style-name="P63">[<text:span text:style-name="T50">02</text:span>] Consider the following data (in thousands of people): population over 16 years old: 10,000, unemployed: 800, employed: 8,000. Then </text:p>
      <text:p text:style-name="P57">(a) the unemployment rate is less than 10%. <text:s/></text:p>
      <text:p text:style-name="P57">(b) the participation rate is greater than 90%. </text:p>
      <text:p text:style-name="P63">[<text:span text:style-name="T50">03</text:span>] Generally speaking, the relationship between net exports and real exchange rate is negative, unless the law of one price holds strictly. </text:p>
      <text:p text:style-name="P57">(a) True. </text:p>
      <text:p text:style-name="P57">(b) False </text:p>
      <text:p text:style-name="P63">[<text:span text:style-name="T50">04</text:span>] According to the <text:span text:style-name="T60">Q</text:span>uantit<text:span text:style-name="T60">y</text:span> <text:span text:style-name="T60">theory</text:span> of money, if the <text:span text:style-name="T60">velocity</text:span> of money circulation is constant and the money supply grows at a rate of 2%: </text:p>
      <text:p text:style-name="P57">(a) real GDP will grow at a rate of 2%. </text:p>
      <text:p text:style-name="P57">(b) nominal GDP will grow at a rate of 2%. <text:s/></text:p>
      <text:p text:style-name="P63">[<text:span text:style-name="T50">05</text:span>] The price of a good in Europe is 120 euros. That same good in the US is priced at $ 126. If the nominal exchange rate observed is 1.20 dollars per euro, then, according to the purchasing power parity <text:span text:style-name="T57">theory</text:span>, the euro against the dollar is </text:p>
      <text:p text:style-name="P57">(a) overvalued . </text:p>
      <text:p text:style-name="P57">(b) undervalued. </text:p>
      <text:p text:style-name="P63">[<text:span text:style-name="T50">06</text:span>] The money multiplier increases <text:span text:style-name="T62">if</text:span> the cash/deposits ratio of the individuals: </text:p>
      <text:p text:style-name="P57">(a) increases </text:p>
      <text:p text:style-name="P57">(b) decreases. </text:p>
      <text:p text:style-name="P63">[<text:span text:style-name="T50">07</text:span>] In the closed economy model, an increase in public spending </text:p>
      <text:p text:style-name="P57">(a) causes a decrease in investment only. </text:p>
      <text:p text:style-name="P57">(b) causes a decrease in both investment and consumption. <text:s/></text:p>
      <text:p text:style-name="P64">[<text:span text:style-name="T50">08</text:span>] <text:span text:style-name="T57">Which of the following variables is exogenous i</text:span>n the Keynesian model?</text:p>
      <text:p text:style-name="P57">(a) in investment. <text:s/></text:p>
      <text:p text:style-name="P57">(b) <text:span text:style-name="T56">of </text:span>the real interest rate. </text:p>
      <text:p text:style-name="P26">[<text:span text:style-name="T50">09</text:span>] In the Keynesian model an exogenous variable is: </text:p>
      <text:p text:style-name="P57">(a) Consumption, C. </text:p>
      <text:p text:style-name="P57">(b) Public expenditure, G. <text:s/></text:p>
      <text:p text:style-name="P63">[<text:span text:style-name="T50">10</text:span>] In the <text:span text:style-name="T58">equilibrium of the </text:span>Keynesian model, <text:span text:style-name="T58">a country's</text:span> income is equal to <text:span text:style-name="T58">its</text:span> </text:p>
      <text:p text:style-name="P57">(a) <text:span text:style-name="T58">a</text:span>ggregate demand. <text:s/></text:p>
      <text:p text:style-name="P57">(b) <text:span text:style-name="T58">p</text:span>otential income. </text:p>
      <text:p text:style-name="P63">[<text:span text:style-name="T50">11</text:span>] In the Keynesian model, the multiplier of public spending is greater </text:p>
      <text:p text:style-name="P57">(a) the lower the level of taxes <text:span text:style-name="T58">is</text:span>. </text:p>
      <text:p text:style-name="P57">(b) the greater the marginal propensity to consume, c <text:span text:style-name="T58">is</text:span>. <text:s/></text:p>
      <text:p text:style-name="P63">[<text:span text:style-name="T50">12</text:span>] <text:span text:style-name="T59">Consider</text:span> the Keynesian model. <text:span text:style-name="T59">I</text:span>f the marginal propensity to consume is 0.8 and <text:span text:style-name="T59">net</text:span> taxes decrease by 100 <text:span text:style-name="T59">millions of euros</text:span>, then: </text:p>
      <text:p text:style-name="P57">(a) <text:span text:style-name="T59">t</text:span>he tax multiplier (in absolute value) is 4. <text:s/></text:p>
      <text:p text:style-name="P57">(b) <text:span text:style-name="T59">t</text:span>he equilibrium income <text:span text:style-name="T59">will </text:span>increase <text:span text:style-name="T59">by</text:span> 80. </text:p>
      <text:p text:style-name="P63">[<text:span text:style-name="T50">13</text:span>] A capital flight causes: </text:p>
      <text:p text:style-name="P57">(a) a rise in the real interest rate and a depreciation of the national currency. <text:s/></text:p>
      <text:p text:style-name="P57">(b) a rise in the real exchange rate. </text:p>
      <text:p text:style-name="P65">[<text:span text:style-name="T50">14</text:span>] <text:span text:style-name="T53">The change in the firms' inventories of consumer products is considered as</text:span>: </text:p>
      <text:p text:style-name="P57">(a) Final consumption expenditure of the families. </text:p>
      <text:p text:style-name="P57">(b) Gross Capital Formation.</text:p>
      <text:p text:style-name="P66">[<text:span text:style-name="T50">15</text:span>] <text:span text:style-name="T53">The supply of loanable funds is equal to: </text:span></text:p>
      <text:p text:style-name="P57"><text:span text:style-name="T54">(</text:span><text:span text:style-name="T53">a) National savings. </text:span></text:p>
      <text:p text:style-name="P57"><text:span text:style-name="T54">(</text:span><text:span text:style-name="T53">b) Private savings.</text:span></text:p>
      <text:p text:style-name="P63">[<text:span text:style-name="T50">16</text:span>] The theory of efficiency wages means that </text:p>
      <text:p text:style-name="P57">(a) The labor market is more efficient if wages are kept low. </text:p>
      <text:p text:style-name="P57">(b) Firms pay wages above equilibrium to encourage workers and increase their productivity. <text:s/></text:p>
      <text:p text:style-name="P63"><text:soft-page-break/>[<text:span text:style-name="T50">17</text:span>] According to the <text:span text:style-name="T60">Q</text:span>uantit<text:span text:style-name="T60">y</text:span> theory of money, the inflation <text:s/>will <text:span text:style-name="T61">mainly </text:span>depend in the long term</text:p>
      <text:p text:style-name="P57">(a) on the growth rate of the money supply. <text:s/></text:p>
      <text:p text:style-name="P57">(b) on the growth <text:span text:style-name="T61">rate </text:span>of <text:span text:style-name="T61">the </text:span>aggregate demand. </text:p>
      <text:p text:style-name="P63">[<text:span text:style-name="T50">18</text:span>] If the Government reduces its net tax revenue, it will cause: </text:p>
      <text:p text:style-name="P57">(a) Decrease public savings but increase private savings. <text:s/></text:p>
      <text:p text:style-name="P57">(b) Decrease national savings and private savings. </text:p>
      <text:p text:style-name="P66">[<text:span text:style-name="T50">19</text:span>] <text:span text:style-name="T53">If the Spanish Government reduces its public budget deficit: </text:span></text:p>
      <text:p text:style-name="P57"><text:span text:style-name="T54">(</text:span><text:span text:style-name="T53">a) It will increase national savings, investment and Spanish net exports. <text:s/></text:span></text:p>
      <text:p text:style-name="P57"><text:span text:style-name="T54">(</text:span><text:span text:style-name="T53">b) the real interest rate will increase in Spain.</text:span></text:p>
      <text:p text:style-name="P63">[<text:span text:style-name="T50">20</text:span>] If a country has a deficit in its current account balance and the <text:span text:style-name="T57">balance of the </text:span>capital account is <text:span text:style-name="T57">zero</text:span>, then th<text:span text:style-name="T57">is</text:span> country, </text:p>
      <text:p text:style-name="P57">(a) <text:span text:style-name="T57">can finance other countries</text:span>. </text:p>
      <text:p text:style-name="P57">(b) need<text:span text:style-name="T57">s</text:span> <text:span text:style-name="T57">to be financed</text:span>. </text:p>
      <text:p text:style-name="P63">[<text:span text:style-name="T50">21</text:span>] If employment <text:span text:style-name="T57">and the workforce grow</text:span> at the same time, <text:span text:style-name="T57">then</text:span> </text:p>
      <text:p text:style-name="P57">(a) <text:span text:style-name="T57">f</text:span>or sure, the unemployment rate will fall. </text:p>
      <text:p text:style-name="P57">(b) <text:span text:style-name="T57">i</text:span>t may happen that the unemployment rate increases. </text:p>
      <text:p text:style-name="P63">[<text:span text:style-name="T50">22</text:span>] An increase in the <text:span text:style-name="T55">banks' </text:span>reserve ratio </text:p>
      <text:p text:style-name="P57">(a) increases the monetary base but does not alter the money supply. </text:p>
      <text:p text:style-name="P57">(b) reduce the monetary multiplier and, therefore, the money supply. <text:s/></text:p>
      <text:p text:style-name="P64">[<text:span text:style-name="T50">23</text:span>] [<text:span text:style-name="T51">26</text:span>] A country<text:span text:style-name="T57">'s</text:span> private savings 80 monetary units (<text:span text:style-name="T57">M</text:span>U), <text:span text:style-name="T57">its</text:span> public deficit <text:span text:style-name="T57">is 50 MU and its investment is 50 MU.</text:span> each. Then it will have</text:p>
      <text:p text:style-name="P58">(a) a net capital inflow <text:span text:style-name="T57">of 20 MU</text:span>. <text:s/></text:p>
      <text:p text:style-name="P57">(b) a net capital outflow <text:span text:style-name="T57">of 20 MU</text:span>.</text:p>
      <text:p text:style-name="P63">[<text:span text:style-name="T50">24</text:span>] An increase in public savings: </text:p>
      <text:p text:style-name="P57">(a) tends to decrease the net outflow of capital and appreciate the national currency; </text:p>
      <text:p text:style-name="P57">(b) tends to increase the net outflow of capital and depreciate the national currency. <text:s/></text:p>
      <text:p text:style-name="P63">[<text:span text:style-name="T50">25</text:span>] An increase in public spending: </text:p>
      <text:p text:style-name="P57">(a) tends to decrease the real interest rate. </text:p>
      <text:p text:style-name="P57">(b) tends to reduce the <text:span text:style-name="T60">current account surplus</text:span>. <text:s/></text:p>
      <text:p text:style-name="P63">[<text:span text:style-name="T50">26</text:span>] An <text:span text:style-name="T60">increase in an </text:span>import tariff tends to: </text:p>
      <text:p text:style-name="P57">(a) appreciate the national currency. <text:s/></text:p>
      <text:p text:style-name="P57">(b) depreciate the national currency. </text:p>
      <text:p text:style-name="P63">[<text:span text:style-name="T50">27</text:span>] An increase in a country's public <text:span text:style-name="T60">budget </text:span>surplus: </text:p>
      <text:p text:style-name="P57">(a) depreciate<text:span text:style-name="T60">s</text:span> the national currency in the foreign exchange market. <text:s/></text:p>
      <text:p text:style-name="P57">(b) causes the real interest rate to rise and the currency to depreciate. </text:p>
      <text:p text:style-name="P66">[<text:span text:style-name="T50">28</text:span>] <text:span text:style-name="T53">An island produces pineapples and coconuts. Last year production (base year) was 8 pineapples and 10 coconuts, with prices: € 10 each pineapple and € 5 each coconut. This year production has been 12 pineapples and 15 coconuts, with prices: € 8 each pineapple and € 8 each coconut. The real GDP of this year is: </text:span></text:p>
      <text:p text:style-name="P74">a) Lower than 200 euros. </text:p>
      <text:p text:style-name="P74">b) Higher than 200 euros.</text:p>
      <text:p text:style-name="P64">[<text:span text:style-name="T50">29</text:span>] <text:span text:style-name="T57">In a</text:span> closed economy <text:span text:style-name="T57">we have</text:span> S&gt; I. <text:span text:style-name="T57">This situation</text:span> can also be expressed as </text:p>
      <text:p text:style-name="P57">(a) Y&gt; C + I + G <text:s/></text:p>
      <text:p text:style-name="P57">(b) Y &lt;C + I + G </text:p>
      <text:p text:style-name="P63">[<text:span text:style-name="T50">30</text:span>] A decrease in the US real interest rate in relation to the euro zone interest rate: </text:p>
      <text:p text:style-name="P57">(a) <text:span text:style-name="T60">causes</text:span> a net outflow of capital towards the US </text:p>
      <text:p text:style-name="P57">(b) <text:span text:style-name="T60">causes</text:span> a net inflow of capital into the euro zone </text:p>
      <text:p text:style-name="P62">T<text:span text:style-name="T47">Y</text:span>P<text:span text:style-name="T47">E</text:span> 0<text:span text:style-name="T47">2</text:span></text:p>
      <text:p text:style-name="P67">[<text:span text:style-name="T51">01</text:span>] According to the <text:span text:style-name="T60">Q</text:span>uantit<text:span text:style-name="T60">y</text:span> <text:span text:style-name="T60">theory</text:span> of money, if the <text:span text:style-name="T60">velocity</text:span> of money circulation is constant and the money supply grows at a rate of 2%: </text:p>
      <text:p text:style-name="P59">(a) real GDP will grow at a rate of 2%. </text:p>
      <text:p text:style-name="P57">(b) nominal GDP will grow at a rate of 2%. <text:s/></text:p>
      <text:p text:style-name="P63">[<text:span text:style-name="T51">02</text:span>] An <text:span text:style-name="T60">increase in an </text:span>import tariff tends to: </text:p>
      <text:p text:style-name="P57">(a) appreciate the national currency. <text:s/></text:p>
      <text:p text:style-name="P57">(b) depreciate the national currency. </text:p>
      <text:p text:style-name="P63">[<text:span text:style-name="T51">03</text:span>] An increase in the <text:span text:style-name="T55">banks' </text:span>reserve ratio </text:p>
      <text:p text:style-name="P57">(a) increases the monetary base but does not alter the money supply. </text:p>
      <text:p text:style-name="P57">(b) reduce the monetary multiplier and, therefore, the money supply. <text:s/></text:p>
      <text:p text:style-name="P63">[<text:span text:style-name="T51">04</text:span>] An increase in public savings: </text:p>
      <text:p text:style-name="P57">(a) tends to decrease the net outflow of capital and appreciate the national currency; </text:p>
      <text:p text:style-name="P57">(b) tends to increase the net outflow of capital and depreciate the national currency. <text:s/></text:p>
      <text:p text:style-name="P63">[<text:span text:style-name="T51">05</text:span>] An increase in public spending: </text:p>
      <text:p text:style-name="P57">(a) tends to decrease the real interest rate. </text:p>
      <text:p text:style-name="P57">(b) tends to reduce the <text:span text:style-name="T60">current account surplus</text:span>. <text:s/></text:p>
      <text:p text:style-name="P63">[<text:span text:style-name="T51">06</text:span>] An increase in a country's <text:span text:style-name="T60">budget</text:span> public surplus: </text:p>
      <text:p text:style-name="P57">(a) depreciate<text:span text:style-name="T60">s</text:span> the national currency in the foreign exchange market. <text:s/></text:p>
      <text:p text:style-name="P57">(b) causes the real interest rate to rise and the currency to depreciate. </text:p>
      <text:p text:style-name="P67">[<text:span text:style-name="T51">07</text:span>] A decrease in the US real interest rate in relation to the euro zone interest rate: </text:p>
      <text:p text:style-name="P57">(a) <text:span text:style-name="T60">causes</text:span> a net outflow of capital towards the US </text:p>
      <text:p text:style-name="P57">(b) <text:span text:style-name="T60">causes</text:span> a net inflow of capital into the euro zone </text:p>
      <text:p text:style-name="P63">[<text:span text:style-name="T51">08</text:span>] A capital flight causes: </text:p>
      <text:p text:style-name="P57">(a) a rise in the real interest rate and a depreciation of the national currency. <text:s/></text:p>
      <text:p text:style-name="P57">(b) a rise in the real exchange rate. </text:p>
      <text:p text:style-name="P63">[<text:span text:style-name="T51">09</text:span>] <text:span text:style-name="T57">In a</text:span> closed economy <text:span text:style-name="T57">we have</text:span> S&gt; I. <text:span text:style-name="T57">This situation</text:span> can also be expressed as </text:p>
      <text:p text:style-name="P57">(a) Y&gt; C + I + G <text:s/></text:p>
      <text:p text:style-name="P57">(b) Y &lt;C + I + G </text:p>
      <text:p text:style-name="P66">[<text:span text:style-name="T51">10</text:span>] <text:span text:style-name="T53">If the Government reduces its net tax revenue, it will cause: </text:span></text:p>
      <text:p text:style-name="P57"><text:span text:style-name="T54">(</text:span><text:span text:style-name="T53">a) a decrease in public savings but an increase private savings. </text:span></text:p>
      <text:p text:style-name="P57"><text:span text:style-name="T54">(</text:span><text:span text:style-name="T53">b) a decrease in national savings and in private savings.</text:span></text:p>
      <text:p text:style-name="P66">[<text:span text:style-name="T51">11</text:span>] <text:span text:style-name="T53">If the Spanish Government reduces its public budget deficit: </text:span></text:p>
      <text:p text:style-name="P57"><text:span text:style-name="T54">(</text:span><text:span text:style-name="T53">a) It will increase national savings, investment and Spanish net exports. <text:s/></text:span></text:p>
      <text:p text:style-name="P57"><text:span text:style-name="T54">(</text:span><text:span text:style-name="T53">b) the real interest rate will increase in Spain.</text:span></text:p>
      <text:p text:style-name="P63">[<text:span text:style-name="T51">12</text:span>] In the closed economy model, an increase in public spending </text:p>
      <text:p text:style-name="P57">(a) causes a decrease in investment only. </text:p>
      <text:p text:style-name="P57">(b) causes a decrease in both investment and consumption. <text:s/></text:p>
      <text:p text:style-name="P63">[<text:span text:style-name="T51">13</text:span>] In the context of a closed economy, a policy that encourages family savings will result in an increase </text:p>
      <text:p text:style-name="P57">(a) in investment. <text:s/></text:p>
      <text:p text:style-name="P57">(b) <text:span text:style-name="T56">of </text:span>the real interest rate. </text:p>
      <text:p text:style-name="P63">[<text:span text:style-name="T51">14</text:span>] <text:span text:style-name="T57">Which of the following variables is exogenous i</text:span>n the Keynesian model?</text:p>
      <text:p text:style-name="P57">(a) Consumption, C. </text:p>
      <text:p text:style-name="P57">(b) Public expenditure, G. <text:s/></text:p>
      <text:p text:style-name="P68">[<text:span text:style-name="T51">15</text:span>] In the <text:span text:style-name="T58">equilibrium of the </text:span>Keynesian model, <text:span text:style-name="T58">a country's</text:span> income is equal to <text:span text:style-name="T58">its</text:span> </text:p>
      <text:p text:style-name="P60">(a) <text:span text:style-name="T58">a</text:span>ggregate demand. <text:s/></text:p>
      <text:p text:style-name="P57">(b) <text:span text:style-name="T58">p</text:span>otential income. </text:p>
      <text:p text:style-name="P63">[<text:span text:style-name="T51">16</text:span>] In the Keynesian model, the multiplier of public spending is greater </text:p>
      <text:p text:style-name="P57">(a) the lower the level of taxes <text:span text:style-name="T58">is</text:span>. </text:p>
      <text:p text:style-name="P57">(b) the greater the marginal propensity to consume, c <text:span text:style-name="T58">is</text:span>. <text:s/></text:p>
      <text:p text:style-name="P63">[<text:span text:style-name="T51">17</text:span>] <text:span text:style-name="T59">Consider</text:span> the Keynesian model. <text:span text:style-name="T59">I</text:span>f the marginal propensity <text:soft-page-break/>to consume is 0.8 and <text:span text:style-name="T59">net</text:span> taxes decrease by 100, then: </text:p>
      <text:p text:style-name="P57">(a) <text:span text:style-name="T59">t</text:span>he tax multiplier (in absolute value) is 4. <text:s/></text:p>
      <text:p text:style-name="P57">(b) <text:span text:style-name="T59">t</text:span>he equilibrium income <text:span text:style-name="T59">will </text:span>increase in 80. </text:p>
      <text:p text:style-name="P63">[<text:span text:style-name="T51">18</text:span>] What is the participation rate of a region in which there are 10 million people who are 16 years of age or older, including 4 million employed and 2 million unemployed? </text:p>
      <text:p text:style-name="P57">(a) <text:span text:style-name="T56">less than 5</text:span>0%. </text:p>
      <text:p text:style-name="P57">(b) <text:span text:style-name="T56">more than 5</text:span>0%. <text:s/></text:p>
      <text:p text:style-name="P65">[<text:span text:style-name="T51">19</text:span>] <text:span text:style-name="T53">The change in the firms' inventories of consumer products is considered as</text:span>: </text:p>
      <text:p text:style-name="P61">(a) Final consumption expenditure of the families. </text:p>
      <text:p text:style-name="P57">(b) Gross Capital Formation.</text:p>
      <text:p text:style-name="P66">[<text:span text:style-name="T51">20</text:span>] <text:span text:style-name="T53">An island produces pineapples and coconuts. Last year production (base year) was 8 pineapples and 10 coconuts, with prices: € 10 each pineapple and € 5 each coconut. This year production has been 12 pineapples and 15 coconuts, with prices: € 8 each pineapple and € 8 each coconut. The real GDP of this year is: </text:span></text:p>
      <text:p text:style-name="P57"><text:span text:style-name="T54">(</text:span><text:span text:style-name="T53">a) Lower than 200 euros. </text:span></text:p>
      <text:p text:style-name="P57"><text:span text:style-name="T54">(</text:span><text:span text:style-name="T53">b) Higher than 200 euros.</text:span></text:p>
      <text:p text:style-name="P63">[<text:span text:style-name="T51">21</text:span>] According to the <text:span text:style-name="T61">Q</text:span>uantit<text:span text:style-name="T61">y</text:span> theory of money, inflation will <text:span text:style-name="T61">mainly </text:span>depend in the long term, </text:p>
      <text:p text:style-name="P57">(a) on the growth rate of the money supply. <text:s/></text:p>
      <text:p text:style-name="P57">(b) on the growth <text:span text:style-name="T61">rate </text:span>of <text:span text:style-name="T61">the </text:span>aggregate demand. </text:p>
      <text:p text:style-name="P63">[<text:span text:style-name="T51">22</text:span>] Consider the following data (in thousands of people): population over 16 years old: 10,000, unemployed: 800, employed: 8,000. Then </text:p>
      <text:p text:style-name="P57">(a) the unemployment rate is less than 10%. <text:s/></text:p>
      <text:p text:style-name="P57">(b) the participation rate is greater than 90%. </text:p>
      <text:p text:style-name="P63">[<text:span text:style-name="T51">23</text:span>] The money multiplier increases when <text:span text:style-name="T62">if</text:span> cash/deposits ratio of the individuals: </text:p>
      <text:p text:style-name="P57">(a) increases </text:p>
      <text:p text:style-name="P57">(b) decreases. </text:p>
      <text:p text:style-name="P63">[<text:span text:style-name="T51">24</text:span>] Generally speaking, the relationship between net exports and real exchange rate is negative, unless the law of one price holds strictly. </text:p>
      <text:p text:style-name="P57">(a) True. </text:p>
      <text:p text:style-name="P57">(b) False </text:p>
      <text:p text:style-name="P66">[<text:span text:style-name="T51">25</text:span>] <text:span text:style-name="T53">The supply of loanable funds is equal to: </text:span></text:p>
      <text:p text:style-name="P57"><text:span text:style-name="T54">(</text:span><text:span text:style-name="T53">a) National savings. </text:span></text:p>
      <text:p text:style-name="P57"><text:span text:style-name="T54">(</text:span><text:span text:style-name="T53">b) Private savings.</text:span></text:p>
      <text:p text:style-name="P63">[<text:span text:style-name="T51">26</text:span>] A country<text:span text:style-name="T57">'s</text:span> private savings 80 monetary units (<text:span text:style-name="T57">M</text:span>U), <text:span text:style-name="T57">its</text:span> public deficit <text:span text:style-name="T57">is 50 MU and its investment is 50 MU.</text:span> each. Then it will have</text:p>
      <text:p text:style-name="P57">(a) a net capital inflow <text:span text:style-name="T57">of 20 MU</text:span>. <text:s/></text:p>
      <text:p text:style-name="P57">(b) a net capital outflow <text:span text:style-name="T57">of 20 MU</text:span>.</text:p>
      <text:p text:style-name="P63">[<text:span text:style-name="T51">27</text:span>] The price of a good in Europe is 120 euros. That same good in the US is priced at $ 126. If the nominal exchange rate observed is 1.20 dollars per euro, then, according to the purchasing power parity <text:span text:style-name="T57">theory</text:span>, the euro against the dollar is </text:p>
      <text:p text:style-name="P57">(a) overvalued . </text:p>
      <text:p text:style-name="P57">(b) undervalued. </text:p>
      <text:p text:style-name="P63">[<text:span text:style-name="T51">28</text:span>] If employment <text:span text:style-name="T57">and the workforce grow</text:span> at the same time, <text:span text:style-name="T57">then</text:span></text:p>
      <text:p text:style-name="P57">(a) <text:span text:style-name="T57">f</text:span>or sure, the unemployment rate will fall. </text:p>
      <text:p text:style-name="P57">(b) <text:span text:style-name="T57">i</text:span>t may happen that the unemployment rate increases. </text:p>
      <text:p text:style-name="P63">[<text:span text:style-name="T51">29</text:span>] The theory of efficiency wages means that </text:p>
      <text:p text:style-name="P57">(a) The labor market is more efficient if wages are kept low. </text:p>
      <text:p text:style-name="P57">(b) Firms pay wages above equilibrium to encourage workers and increase their productivity. <text:s/></text:p>
      <text:p text:style-name="P64">[<text:span text:style-name="T51">30</text:span>] If a country has a deficit in its current account balance and the <text:span text:style-name="T57">balance of the </text:span>capital account is <text:span text:style-name="T57">zero</text:span>, then th<text:span text:style-name="T57">is</text:span> country, </text:p>
      <text:p text:style-name="P58">(a) <text:span text:style-name="T57">can finance other countries</text:span>. </text:p>
      <text:p text:style-name="P57">(b) need<text:span text:style-name="T57">s</text:span> <text:span text:style-name="T57">to be financed</text:span>. </text:p>
      <text:p text:style-name="P71"><text:span text:style-name="T37">G</text:span><text:span text:style-name="T36">rado en </text:span><text:span text:style-name="T38">ADE</text:span><text:span text:style-name="T40">(</text:span><text:span text:style-name="T38">1</text:span><text:span text:style-name="T40">)</text:span><text:span text:style-name="T36"> – </text:span><text:span text:style-name="T39">(2347) Introducción a la Economía II</text:span></text:p>
      <text:p text:style-name="P35">Co<text:span text:style-name="T18">nvocatoria: Extraordinaria, 14-Ene-2020</text:span></text:p>
      <text:p text:style-name="P16"/>
      <text:p text:style-name="P16">Nombre y apellidos: ___________________________________________ <text:span text:style-name="T17">Grupo : ______</text:span></text:p>
      <text:p text:style-name="P18"/>
      <text:p text:style-name="P18"/>
      <text:p text:style-name="P2"><text:span text:style-name="T11">Cuestión 1.-</text:span><text:span text:style-name="T19"> </text:span><text:span text:style-name="T20">Considere una economía con los siguientes parámetros:</text:span></text:p>
      <text:p text:style-name="P29">Consumo autónomo = 200<text:tab/>Gasto público = 400<text:tab/><text:tab/></text:p>
      <text:p text:style-name="P28"><text:span text:style-name="T19">Inversión = 250 <text:tab/></text:span><text:span text:style-name="T21">I</text:span><text:span text:style-name="T19">mpuestos netos = 400</text:span></text:p>
      <text:p text:style-name="P29">Exportaciones netas = -50<text:tab/>Propensión marginal a consumir = 0,75<text:tab/></text:p>
      <text:p text:style-name="P6"><text:tab/><text:tab/></text:p>
      <text:p text:style-name="P41"><text:span text:style-name="T13">(</text:span><text:span text:style-name="T12">a) (1 pto)</text:span><text:span text:style-name="T19"> Determine analítica y gráficamente el nivel de renta de equilibrio en el corto plazo. </text:span></text:p>
      <text:p text:style-name="P41"><text:span text:style-name="T13">(</text:span><text:span text:style-name="T12">b) (1 pto)</text:span><text:span text:style-name="T19"> Suponga que la renta potencial Y</text:span><text:span text:style-name="T15">P</text:span><text:span text:style-name="T19"> es 2.500. El Gobierno quiere llevar a cabo una política fiscal expansiva que lleve a la economía hasta el PIB potencial. Calcule el incremento del gasto público necesario para conseguirlo y represente gráficamente el nuevo equilibrio.</text:span></text:p>
      <text:p text:style-name="P41"><text:span text:style-name="T13">(</text:span><text:span text:style-name="T12">c) (1 pto)</text:span><text:span text:style-name="T19"> </text:span><text:span text:style-name="T22">Volviendo a la situación del apartado (a), s</text:span><text:span text:style-name="T19">uponga ahora que la renta potencial Y</text:span><text:span text:style-name="T15">P</text:span><text:span text:style-name="T19"> es de 2.200 y que el Gobierno está valorando la posibilidad de aumentar G en 100. Explique la conveniencia o no de usar el modelo keynesiano para analizar este caso. Explique las posibles consecuencias de dicha medida utilizando los gráficos y/o modelos que considere convenientes ¿Recomendaría al gobierno que llevara a cabo este incremento del gasto público? Razone su respuesta.</text:span></text:p>
      <text:p text:style-name="P3"><text:span text:style-name="T31">Cuestión 2</text:span><text:span text:style-name="T23">.- </text:span><text:span text:style-name="T25">Considere el modelo de equilibrio a largo plazo para una economía abierta visto en clase.</text:span></text:p>
      <text:p text:style-name="P42"><text:span text:style-name="T34">(a) </text:span><text:span text:style-name="T35">(1 pto)</text:span><text:span text:style-name="T25"> Describa</text:span><text:span text:style-name="T24"> detalladamente </text:span><text:span text:style-name="T25">y </text:span><text:span text:style-name="T24">con ayuda de gráficos los efectos </text:span><text:span text:style-name="T25">de un</text:span><text:span text:style-name="T24"> aumento del déficit público en </text:span><text:span text:style-name="T25">la </text:span><text:span text:style-name="T24">inversión, ahorro privado, ahorro público, </text:span><text:span text:style-name="T25">y </text:span><text:span text:style-name="T24">tipo de interés real, </text:span><text:span text:style-name="T25">así como en la </text:span><text:span text:style-name="T24">salida neta de capitales, exportaciones netas y tipo de cambio real. </text:span></text:p>
      <text:p text:style-name="P73"><text:span text:style-name="T34">(</text:span><text:span text:style-name="T33">b</text:span><text:span text:style-name="T34">) </text:span><text:span text:style-name="T35">(1 pto)</text:span><text:span text:style-name="T30"> </text:span><text:span text:style-name="T26">¿E</text:span><text:span text:style-name="T24">n qué consiste el efecto expulsión y en qué medi</text:span><text:span text:style-name="T26">d</text:span><text:span text:style-name="T24">a puede resultar perjudicial para la economía?</text:span></text:p>
      <text:p text:style-name="P45"/>
      <text:p text:style-name="P72"><text:span text:style-name="T41">Business degree</text:span><text:span text:style-name="T40">(</text:span><text:span text:style-name="T38">1</text:span><text:span text:style-name="T40">)</text:span><text:span text:style-name="T36"> – </text:span><text:span text:style-name="T39">(2347) Introduc</text:span><text:span text:style-name="T41">tion</text:span><text:span text:style-name="T39"> </text:span><text:span text:style-name="T41">to Economics</text:span><text:span text:style-name="T39"> II</text:span></text:p>
      <text:p text:style-name="P36">C<text:span text:style-name="T47">alling: Extraordinary, 14-Jan-2020</text:span></text:p>
      <text:p text:style-name="P17"/>
      <text:p text:style-name="P17">N<text:span text:style-name="T47">ame</text:span>: ___________________________________________ <text:span text:style-name="T17">Group : Bilingual</text:span></text:p>
      <text:p text:style-name="P19"/>
      <text:p text:style-name="P19"/>
      <text:p text:style-name="P5"><text:span text:style-name="T32">Question 1.-</text:span><text:span text:style-name="T24"> Consider an economy with the following parameters:</text:span></text:p>
      <text:p text:style-name="P31">Autonomous consumption = 200<text:tab/>Public expenditure = 400</text:p>
      <text:p text:style-name="P32">Investment = 250<text:tab/>Net taxes = 400</text:p>
      <text:p text:style-name="P31">Net exports = -50 <text:tab/>Marginal prop. to consume = 0.75</text:p>
      <text:p text:style-name="P33"/>
      <text:p text:style-name="P43"><text:span text:style-name="T32">(a) (1 pt.)</text:span><text:span text:style-name="T24"> </text:span><text:span text:style-name="T28">D</text:span><text:span text:style-name="T24">etermine the level of equilibrium income in the short term, </text:span><text:span text:style-name="T28">a</text:span><text:span text:style-name="T24">nalytically and graphically.</text:span></text:p>
      <text:p text:style-name="P46"><text:span text:style-name="T32">(b) (1 pt.)</text:span><text:span text:style-name="T24"> Assume that the potential </text:span><text:span text:style-name="T29">Y</text:span><text:span text:style-name="T16">P</text:span><text:span text:style-name="T24"> income is 2,500. The Government wants to carry out an expansive fiscal policy that leads the economy to </text:span><text:span text:style-name="T27">its </text:span><text:span text:style-name="T24">potential GDP. Calculate the increase in public spending needed to achieve </text:span><text:span text:style-name="T27">this</text:span><text:span text:style-name="T24"> and </text:span><text:span text:style-name="T27">plot</text:span><text:span text:style-name="T24"> the new balance.</text:span></text:p>
      <text:p text:style-name="P44"><text:span text:style-name="T32">(c) (1 pt.)</text:span><text:span text:style-name="T24"> </text:span><text:span text:style-name="T27">Back</text:span><text:span text:style-name="T24"> to the situation in section (a), suppose now that the potential income </text:span><text:span text:style-name="T29">Y</text:span><text:span text:style-name="T16">P</text:span><text:span text:style-name="T24"> is 2,200 and that the Government is </text:span><text:span text:style-name="T27">considering</text:span><text:span text:style-name="T24"> the possibility of increasing G by 100. Explain </text:span><text:span text:style-name="T27">if it is reasonable</text:span><text:span text:style-name="T24"> to use the Keynesian model to analyze this case. Explain the possible consequences of this measure using the graphs and/or models that you deem appropriate. Would you recommend the government </text:span><text:span text:style-name="T27">to </text:span><text:span text:style-name="T24">carry out this increase in public spending? </text:span><text:span text:style-name="T27">Explain</text:span><text:span text:style-name="T24"> your answer.</text:span></text:p>
      <text:p text:style-name="P4"><text:span text:style-name="T32">Question 2.-</text:span><text:span text:style-name="T24"> Consider the long-term equilibrium model for an open economy seen in class.</text:span></text:p>
      <text:p text:style-name="P73"><text:span text:style-name="T32">(a)</text:span><text:span text:style-name="T24"> </text:span><text:span text:style-name="T32">(1 pt.) </text:span><text:span text:style-name="T24">Describe in detail and with the help of graphs the effects of an increase in the public deficit on investment, private savings, public savings, and real interest rates, as well as on the net capital outflow, net exports and real exchange rate .</text:span></text:p>
      <text:p text:style-name="P73"><text:span text:style-name="T32">(</text:span><text:span text:style-name="T33">b</text:span><text:span text:style-name="T32">)</text:span><text:span text:style-name="T24"> </text:span><text:span text:style-name="T32">(1 pt.) </text:span><text:span text:style-name="T24">What is the </text:span><text:span text:style-name="T27">crowding-out</text:span><text:span text:style-name="T24"> effect and to what extent can it be </text:span><text:span text:style-name="T27">affect negatively</text:span><text:span text:style-name="T24"> to the economy?</text:span></text:p>
      <text:p text:style-name="P47">SOLUCIONES</text:p>
      <text:p text:style-name="P7"/>
      <text:p text:style-name="P9">Cuestiones tipo test----------------------------------------------</text:p>
      <text:p text:style-name="P51">--+-----------------------------------</text:p>
      <text:p text:style-name="P53"><text:s text:c="2"/>|00000|00001|11111|11112|22222|22223</text:p>
      <text:p text:style-name="P53"><text:s text:c="2"/>|12345|67890|12345|67890|12345|67890</text:p>
      <text:p text:style-name="P53">--+-----------------------------------</text:p>
      <text:p text:style-name="P53">01|<text:span text:style-name="T52">baaba</text:span>|<text:span text:style-name="T52">bbaba</text:span>|<text:span text:style-name="T52">baaba</text:span>|<text:span text:style-name="T52">baaab</text:span>|<text:span text:style-name="T52">bbabb</text:span>|<text:span text:style-name="T52">aaaab</text:span></text:p>
      <text:p text:style-name="P53">02|<text:span text:style-name="T52">babbb</text:span>|<text:span text:style-name="T52">abaaa</text:span>|<text:span text:style-name="T52">ababa</text:span>|<text:span text:style-name="T52">babba</text:span>|<text:span text:style-name="T52">aabaa</text:span>|<text:span text:style-name="T52">aabbb</text:span></text:p>
      <text:p text:style-name="P53">03|<text:span text:style-name="T52">aaaba</text:span>|<text:span text:style-name="T52">baabb</text:span>|<text:span text:style-name="T52">bbbab</text:span>|<text:span text:style-name="T52">aabbb</text:span>|<text:span text:style-name="T52">ababb</text:span>|<text:span text:style-name="T52">aaaaa</text:span></text:p>
      <text:p text:style-name="P53">04|<text:span text:style-name="T52">bbaba</text:span>|<text:span text:style-name="T52">aabab</text:span>|<text:span text:style-name="T52">ababb</text:span>|<text:span text:style-name="T52">ababa</text:span>|<text:span text:style-name="T52">baaaa</text:span>|<text:span text:style-name="T52">bbbaa</text:span></text:p>
      <text:p text:style-name="P52">--+-----------------------------------</text:p>
      <text:p text:style-name="P54"/>
      <text:p text:style-name="P55">Tipos 01 y 02 en inglés igual que en castellano.</text:p>
      <text:p text:style-name="P30"/>
      <text:p text:style-name="P8"><text:span text:style-name="T10">Cuestión 1, segunda parte –--------------------------------------</text:span> </text:p>
      <text:p text:style-name="P48"><text:span text:style-name="T46">(</text:span><text:span text:style-name="T45">a)</text:span> <text:span text:style-name="T43">Y* = 2000.</text:span></text:p>
      <text:p text:style-name="P49"><text:span text:style-name="T46">(</text:span><text:span text:style-name="T45">b)</text:span> <text:span text:style-name="T44">ΔY = (1/0.25)·ΔG = 4·ΔG. </text:span>Como necesitamos <text:span text:style-name="T44">ΔY=500</text:span>, tenemos <text:s/><text:span text:style-name="T44">ΔG = 500/4 = 125.</text:span></text:p>
      <text:p text:style-name="P50"><text:span text:style-name="T46">(</text:span><text:span text:style-name="T45">c)</text:span> Si el Gobierno aumentara G en 100, la nueva renta de equilibrio utilizando el modelo keynesiano sería de 2400, pero el modelo keynesiano solo funciona cuando hay exceso de capacidad, y no cuando la demanda agregada supera el PIB potencial, por lo que no es adecuado para analizar este escenario. Es probable, por tanto, que un aumento tan grande de G provocara una subida del tipo de interés real y un efecto expulsión de la inversión. Podemos utilizar el modelo de una economía abierta para concluir que el incremento de G, si bien puede aumentar la renta de equilibrio hasta el nivel de renta potencial, también reduciría el ahorro nacional, provocaría una subida del tipo de interés real que a su vez reduciría la inversión interior (I) y aumentaría la entrada neta de capitales (o reduciría la SNC) aumentando el tipo de cambio real y reduciendo las XN. Por tanto, no recomendaría un aumento tan grande de G, a no ser que hubiera una necesidad urgente (por ejemplo, para acometer inversiones públicas necesarias en el corto-medio plaz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1" svg:font-family="'Ubuntu Mono'" style:font-pitch="fixed"/>
    <style:font-face style:name="Ubuntu Mono" svg:font-family="'Ubuntu Mono'" style:font-adornments="Normal" style:font-pitch="fixed"/>
    <style:font-face style:name="DejaVu Sans Mono1" svg:font-family="'DejaVu Sans Mono'" style:font-family-generic="modern" style:font-pitch="fixed"/>
    <style:font-face style:name="DejaVu Sans Mono" svg:font-family="'DejaVu Sans Mono'" style:font-adornments="Libr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line-height="125%" style:page-number="auto"/>
      <style:text-properties style:font-name="DejaVu Sans Mono" fo:font-family="'DejaVu Sans Mono'" style:font-style-name="Libro" style:font-family-generic="modern" style:font-pitch="fixed"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54cm" style:type="center"/>
          <style:tab-stop style:position="16.909cm" style:type="right"/>
        </style:tab-stops>
      </style:paragraph-properties>
    </style:style>
    <style:style style:name="Footer" style:family="paragraph" style:parent-style-name="Standard" style:class="extra">
      <style:paragraph-properties text:number-lines="false" text:line-number="0">
        <style:tab-stops>
          <style:tab-stop style:position="8.454cm" style:type="center"/>
          <style:tab-stop style:position="16.909cm" style:type="right"/>
        </style:tab-stops>
      </style:paragraph-properties>
    </style:style>
    <style:style style:name="Enunciado" style:family="paragraph" style:parent-style-name="Quotations" style:master-page-name="">
      <style:paragraph-properties fo:margin-left="0.801cm" fo:margin-right="0cm" fo:margin-top="0.101cm" fo:margin-bottom="0.199cm" loext:contextual-spacing="false" fo:line-height="100%" fo:text-align="start" style:justify-single-word="false" fo:text-indent="-1cm" style:auto-text-indent="false" style:page-number="auto" style:shadow="none">
        <style:tab-stops/>
      </style:paragraph-properties>
      <style:text-properties style:font-size-asian="10.5pt"/>
    </style:style>
    <style:style style:name="Respuesta" style:family="paragraph" style:parent-style-name="Enunciado" style:next-style-name="Enunciado">
      <style:paragraph-properties fo:margin-left="1.7cm" fo:margin-right="0cm" fo:margin-top="0cm" fo:margin-bottom="0cm" loext:contextual-spacing="false" fo:text-indent="-0.9cm" style:auto-text-indent="false">
        <style:tab-stops/>
      </style:paragraph-properties>
    </style:style>
    <style:style style:name="respuesta" style:family="paragraph" style:parent-style-name="Standard">
      <style:paragraph-properties fo:margin-left="1cm" fo:margin-right="0cm" fo:margin-top="0cm" fo:margin-bottom="0cm" loext:contextual-spacing="false" fo:line-height="100%" fo:text-indent="0cm" style:auto-text-indent="false"/>
      <style:text-properties style:font-name="Ubuntu Mono" fo:font-family="'Ubuntu Mono'" style:font-style-name="Normal" style:font-pitch="fixed" fo:font-size="12pt"/>
    </style:style>
    <style:style style:name="pregunta" style:family="paragraph" style:parent-style-name="Standard" style:default-outline-level="">
      <style:paragraph-properties fo:margin-top="0.199cm" fo:margin-bottom="0.199cm" loext:contextual-spacing="false" fo:line-height="100%" fo:text-align="justify" style:justify-single-word="false"/>
      <style:text-properties style:font-name="Ubuntu Mono" fo:font-family="'Ubuntu Mono'" style:font-style-name="Normal" style:font-pitch="fixed" fo:font-size="12pt"/>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0.631cm" fo:text-indent="-0.635cm" fo:margin-left="0.639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856cm" fo:text-indent="-0.635cm" fo:margin-left="2.85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126cm" fo:text-indent="-0.318cm" fo:margin-left="4.12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396cm" fo:text-indent="-0.635cm" fo:margin-left="5.39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666cm" fo:text-indent="-0.635cm" fo:margin-left="6.66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936cm" fo:text-indent="-0.318cm" fo:margin-left="7.93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206cm" fo:text-indent="-0.635cm" fo:margin-left="9.20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476cm" fo:text-indent="-0.635cm" fo:margin-left="10.47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746cm" fo:text-indent="-0.318cm" fo:margin-left="11.746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none"/>
      <style:paragraph-properties fo:text-align="center"/>
    </style:style>
    <style:style style:name="MP2" style:family="paragraph" style:parent-style-name="Footer">
      <style:paragraph-properties fo:margin-top="0.3cm" fo:margin-bottom="0cm" loext:contextual-spacing="false" fo:text-align="start" style:justify-single-word="false">
        <style:tab-stops>
          <style:tab-stop style:position="8.454cm" style:type="center"/>
          <style:tab-stop style:position="16.596cm" style:type="right"/>
        </style:tab-stops>
      </style:paragraph-properties>
      <style:text-properties fo:font-size="7pt" fo:language="es" fo:country="ES" officeooo:paragraph-rsid="0003829a" style:font-size-asian="7pt" style:font-size-complex="7pt"/>
    </style:style>
    <style:style style:name="MP3" style:family="paragraph" style:parent-style-name="Standard">
      <style:paragraph-properties fo:margin-left="0cm" fo:margin-right="0.4cm" fo:margin-top="0cm" fo:margin-bottom="0cm" loext:contextual-spacing="false" fo:line-height="100%" fo:text-align="end" style:justify-single-word="false" fo:text-indent="0cm" style:auto-text-indent="false" fo:break-before="page"/>
      <style:text-properties style:font-name="Ubuntu Mono1" fo:font-size="10pt" officeooo:rsid="0003829a" officeooo:paragraph-rsid="00aab427" style:font-size-asian="10pt" style:font-size-complex="10pt"/>
    </style:style>
    <style:style style:name="MP4" style:family="paragraph" style:parent-style-name="Standard">
      <style:paragraph-properties fo:margin-left="0cm" fo:margin-right="0.4cm" fo:margin-top="0cm" fo:margin-bottom="0cm" loext:contextual-spacing="false" fo:line-height="100%" fo:text-align="end" style:justify-single-word="false" fo:text-indent="0cm" style:auto-text-indent="false"/>
      <style:text-properties style:font-name="Ubuntu Mono1" fo:font-size="10pt" officeooo:rsid="0003829a" officeooo:paragraph-rsid="00aab427" style:font-size-asian="10pt" style:font-size-complex="10pt"/>
    </style:style>
    <style:style style:name="MP5" style:family="paragraph" style:parent-style-name="Standard">
      <style:paragraph-properties fo:margin-left="0cm" fo:margin-right="0.4cm" fo:margin-top="0cm" fo:margin-bottom="0cm" loext:contextual-spacing="false" fo:line-height="100%" fo:text-align="end" style:justify-single-word="false" fo:text-indent="0cm" style:auto-text-indent="false"/>
      <style:text-properties style:font-name="Ubuntu Mono1" fo:font-size="10pt" officeooo:rsid="0003829a" officeooo:paragraph-rsid="00168938" style:font-size-asian="10pt" style:font-size-complex="10pt"/>
    </style:style>
    <style:style style:name="MP6" style:family="paragraph" style:parent-style-name="Standard">
      <style:paragraph-properties fo:margin-left="0cm" fo:margin-right="0.4cm" fo:margin-top="0cm" fo:margin-bottom="0cm" loext:contextual-spacing="false" fo:line-height="100%" fo:text-align="end" style:justify-single-word="false" fo:text-indent="0cm" style:auto-text-indent="false"/>
      <style:text-properties style:font-name="Ubuntu Mono1" fo:font-size="10pt" officeooo:rsid="0003829a" officeooo:paragraph-rsid="00168b2c" style:font-size-asian="10pt" style:font-size-complex="10pt"/>
    </style:style>
    <style:style style:name="MP7" style:family="paragraph" style:parent-style-name="Standard">
      <style:paragraph-properties fo:margin-top="0cm" fo:margin-bottom="0cm" loext:contextual-spacing="false" fo:line-height="100%" fo:text-align="end" style:justify-single-word="false"/>
      <style:text-properties officeooo:paragraph-rsid="00168938"/>
    </style:style>
    <style:style style:name="MP8" style:family="paragraph" style:parent-style-name="Footer" style:master-page-name="">
      <style:paragraph-properties fo:margin-left="0cm" fo:margin-right="0cm" fo:margin-top="0cm" fo:margin-bottom="0cm" loext:contextual-spacing="false" fo:line-height="125%" fo:text-align="center" style:justify-single-word="false" fo:text-indent="0cm" style:auto-text-indent="false" style:page-number="auto" text:number-lines="false" text:line-number="0">
        <style:tab-stops>
          <style:tab-stop style:position="8.454cm" style:type="center"/>
          <style:tab-stop style:position="16.596cm" style:type="right"/>
        </style:tab-stops>
      </style:paragraph-properties>
      <style:text-properties fo:color="#800000" fo:font-size="7pt" fo:language="es" fo:country="ES" fo:font-weight="bold" officeooo:paragraph-rsid="0003829a" style:font-size-asian="7pt" style:font-weight-asian="bold" style:font-size-complex="7pt"/>
    </style:style>
    <style:style style:name="MT1" style:family="text">
      <style:text-properties fo:color="#800000" fo:font-weight="bold" style:font-weight-asian="bold"/>
    </style:style>
    <style:style style:name="MT2" style:family="text">
      <style:text-properties fo:color="#800000" fo:font-size="10pt" fo:font-weight="bold" style:font-size-asian="10pt" style:font-weight-asian="bold" style:font-size-complex="10pt"/>
    </style:style>
    <style:style style:name="MT3" style:family="text">
      <style:text-properties fo:font-weight="bold" officeooo:rsid="000df458" style:font-weight-asian="bold" style:font-weight-complex="bold"/>
    </style:style>
    <style:style style:name="MT4" style:family="text">
      <style:text-properties fo:font-weight="bold" style:font-weight-asian="bold" style:font-weight-complex="bold"/>
    </style:style>
    <style:style style:name="MT5" style:family="text">
      <style:text-properties fo:font-weight="bold" officeooo:rsid="009efd37" style:font-weight-asian="bold" style:font-weight-complex="bold"/>
    </style:style>
    <style:style style:name="MT6" style:family="text">
      <style:text-properties style:text-position="super 58%" fo:font-weight="bold" officeooo:rsid="009efd37" style:font-weight-asian="bold" style:font-weight-complex="bold"/>
    </style:style>
    <style:style style:name="MT7" style:family="text">
      <style:text-properties fo:font-weight="bold" officeooo:rsid="00168b2c" style:font-weight-asian="bold" style:font-weight-complex="bold"/>
    </style:style>
    <style:style style:name="MT8" style:family="text">
      <style:text-properties fo:font-weight="bold" officeooo:rsid="000867b2" style:font-weight-asian="bold" style:font-weight-complex="bold"/>
    </style:style>
    <style:style style:name="MT9" style:family="text">
      <style:text-properties fo:font-weight="bold" officeooo:rsid="00cdc237" style:font-weight-asian="bold" style:font-weight-complex="bold"/>
    </style:style>
    <style:style style:name="MT10" style:family="text">
      <style:text-properties fo:font-weight="bold" officeooo:rsid="00aab427" style:font-weight-asian="bold" style:font-weight-complex="bold"/>
    </style:style>
    <style:style style:name="MT11" style:family="text">
      <style:text-properties officeooo:rsid="009efd37"/>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0.028cm" fo:margin-bottom="0.005cm" fo:margin-left="2.09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776cm" fo:margin-left="0cm" fo:margin-right="0cm" fo:margin-bottom="0.499cm" style:dynamic-spacing="false"/>
      </style:header-style>
      <style:footer-style>
        <style:header-footer-properties svg:height="1.72cm" fo:margin-left="0cm" fo:margin-right="0cm" fo:margin-top="0.499cm" style:dynamic-spacing="false"/>
      </style:footer-style>
    </style:page-layout>
    <style:page-layout style:name="Mpm2">
      <style:page-layout-properties fo:page-width="29.7cm" fo:page-height="21.001cm" style:num-format="1" style:print-orientation="landscape" fo:margin-top="0.453cm" fo:margin-bottom="0.2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sep style:width="0.009cm" style:color="#000000" style:height="100%" style:style="solid"/>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svg:height="2.009cm" fo:margin-left="0cm" fo:margin-right="0cm" fo:margin-bottom="0.499cm" style:dynamic-spacing="false"/>
      </style:header-style>
      <style:footer-style>
        <style:header-footer-properties svg:height="1.099cm" fo:margin-left="0.071cm" fo:margin-right="0cm" fo:margin-top="0.499cm"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text:anchor-type="paragraph" draw:z-index="18" draw:name="Imagen 13" draw:style-name="Mgr1" draw:text-style-name="MP1" svg:width="20.781cm" svg:height="2.391cm" svg:x="0.139cm" svg:y="0.025cm"><draw:image xlink:href="Pictures/10000000000009B100000130525213CF38F4CE60.jpg" xlink:type="simple" xlink:show="embed" xlink:actuate="onLoad"><text:p/></draw:image></draw:frame></text:p>
      </style:header>
      <style:footer>
        <text:p text:style-name="MP2"><text:span text:style-name="MT1"><text:tab/></text:span><text:span text:style-name="MT2"><text:tab/></text:span><text:span text:style-name="MT2"><text:page-number text:select-page="current">2</text:page-number></text:span></text:p>
      </style:footer>
    </style:master-page>
    <style:master-page style:name="Tipo_20_test" style:display-name="Tipo test" style:page-layout-name="Mpm2">
      <style:header>
        <text:p text:style-name="MP3"><text:span text:style-name="MT3">G</text:span><text:span text:style-name="MT4">rado en </text:span><text:span text:style-name="MT5">ADE</text:span><text:span text:style-name="MT4">, </text:span><text:span text:style-name="MT5">1</text:span><text:span text:style-name="MT6">er</text:span><text:span text:style-name="MT5">.</text:span><text:span text:style-name="MT4"> Curso – </text:span><text:span text:style-name="MT7">(</text:span><text:span text:style-name="MT5">2347</text:span><text:span text:style-name="MT7">) </text:span><text:span text:style-name="MT5">Introducción a la Economía II </text:span></text:p>
        <text:p text:style-name="MP4"><text:span text:style-name="MT4">Co</text:span><text:span text:style-name="MT8">nvocator</text:span><text:span text:style-name="MT9">ia</text:span><text:span text:style-name="MT8">: Extraordinaria, </text:span><text:span text:style-name="MT10">14</text:span><text:span text:style-name="MT8">-Ene-2020</text:span></text:p>
        <text:p text:style-name="MP5"/>
        <text:p text:style-name="MP6">Nombre y apellidos: _______________________________ <text:span text:style-name="MT11">Grupo:________________</text:span></text:p>
        <text:p text:style-name="MP7"><draw:frame text:anchor-type="paragraph" draw:z-index="15" draw:name="Imagen 13" draw:style-name="Mgr1" draw:text-style-name="MP1" svg:width="14.8cm" svg:height="1.662cm" svg:x="-0.998cm" svg:y="0.561cm"><draw:image xlink:href="Pictures/10000000000009B100000130525213CF38F4CE60.jpg" xlink:type="simple" xlink:show="embed" xlink:actuate="onLoad"><text:p/></draw:image></draw:frame></text:p>
      </style:header>
      <style:footer>
        <text:p text:style-name="MP8"/>
      </style:footer>
    </style:master-page>
    <style:master-page style:name="Type_20_test" style:display-name="Type test"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7:36:56.105420840</meta:creation-date>
    <dc:date>2020-01-13T12:14:36.760729943</dc:date>
    <meta:editing-duration>P1DT9H25M48S</meta:editing-duration>
    <meta:editing-cycles>149</meta:editing-cycles>
    <meta:generator>LibreOffice/5.1.6.2$Linux_X86_64 LibreOffice_project/10m0$Build-2</meta:generator>
    <meta:print-date>2020-01-07T12:35:23.164413314</meta:print-date>
    <meta:document-statistic meta:table-count="0" meta:image-count="0" meta:object-count="0" meta:page-count="20" meta:paragraph-count="655" meta:word-count="8740" meta:character-count="49744" meta:non-whitespace-character-count="41173"/>
  </office:meta>
</office:document-meta>
</file>